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Arial Black'" style:font-family-asian="'Arial Black'" style:font-family-complex="'Arial Black'" fo:background-color="transparent" style:use-window-font-color="true"/>
    </style:style>
    <style:style style:name="T2" style:family="text">
      <style:text-properties fo:font-size="16.00pt" fo:font-weight="normal" fo:font-family="'Arial Black'" style:font-family-asian="'Arial Black'" style:font-family-complex="'Arial Black'"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Arial" style:font-family-asian="Arial" style:font-family-complex="Arial"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FreeSerif" style:font-family-asian="FreeSerif" style:font-family-complex="FreeSerif" fo:background-color="transparent" style:use-window-font-color="true" fo:font-style="italic"/>
    </style:style>
    <style:style style:name="T16" style:family="text">
      <style:text-properties fo:font-size="12.00pt" fo:font-weight="normal" fo:font-family="FreeSerif" style:font-family-asian="FreeSerif" style:font-family-complex="FreeSerif" fo:background-color="transparent" style:use-window-font-color="true"/>
    </style:style>
    <style:style style:name="T17" style:family="text">
      <style:text-properties fo:font-size="10.00pt" fo:font-weight="normal" fo:font-family="FreeMono" style:font-family-asian="FreeMono" style:font-family-complex="FreeMono" fo:background-color="transparent" style:use-window-font-color="true"/>
    </style:style>
    <style:style style:name="T18" style:family="text">
      <style:text-properties fo:font-size="12.00pt" fo:font-weight="normal" fo:font-family="FreeSerif" style:font-family-asian="FreeSerif" style:font-family-complex="FreeSerif" fo:background-color="transparent" style:use-window-font-color="true"/>
    </style:style>
    <style:style style:name="T19" style:family="text">
      <style:text-properties fo:font-size="10.00pt" fo:font-weight="normal" fo:font-family="FreeMono" style:font-family-asian="FreeMono" style:font-family-complex="FreeMono" fo:background-color="transparent" style:use-window-font-color="true"/>
    </style:style>
    <style:style style:name="T20" style:family="text">
      <style:text-properties fo:font-size="12.00pt" fo:font-weight="normal" fo:font-family="FreeSerif" style:font-family-asian="FreeSerif" style:font-family-complex="FreeSerif" fo:background-color="transparent" style:use-window-font-color="true"/>
    </style:style>
    <style:style style:name="T21" style:family="text">
      <style:text-properties fo:font-size="14.00pt" fo:font-weight="bold" fo:font-family="Arial" style:font-family-asian="Arial" style:font-family-complex="Arial" fo:background-color="transparent" style:use-window-font-color="true"/>
    </style:style>
    <style:style style:name="T22" style:family="text">
      <style:text-properties fo:font-size="14.00pt" fo:font-weight="bold" fo:font-family="Arial" style:font-family-asian="Arial" style:font-family-complex="Arial" fo:background-color="transparent" style:use-window-font-color="true" fo:font-style="italic"/>
    </style:style>
    <style:style style:name="T23" style:family="text">
      <style:text-properties fo:font-size="12.00pt" fo:font-weight="normal" fo:font-family="FreeSerif" style:font-family-asian="FreeSerif" style:font-family-complex="FreeSerif" fo:background-color="transparent" style:use-window-font-color="true"/>
    </style:style>
    <style:style style:name="T24" style:family="text">
      <style:text-properties fo:font-size="10.00pt" fo:font-weight="normal" fo:font-family="FreeMono" style:font-family-asian="FreeMono" style:font-family-complex="FreeMono" fo:background-color="transparent" style:use-window-font-color="true"/>
    </style:style>
    <style:style style:name="T25" style:family="text">
      <style:text-properties fo:font-size="12.00pt" fo:font-weight="normal" fo:font-family="FreeSerif" style:font-family-asian="FreeSerif" style:font-family-complex="FreeSerif" fo:background-color="transparent" style:use-window-font-color="true"/>
    </style:style>
    <style:style style:name="T26" style:family="text">
      <style:text-properties fo:font-size="10.00pt" fo:font-weight="normal" fo:font-family="FreeMono" style:font-family-asian="FreeMono" style:font-family-complex="FreeMono"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0.00pt" fo:font-weight="normal" fo:font-family="FreeMono" style:font-family-asian="FreeMono" style:font-family-complex="FreeMono"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0.00pt" fo:font-weight="normal" fo:font-family="FreeMono" style:font-family-asian="FreeMono" style:font-family-complex="FreeMono"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0.00pt" fo:font-weight="normal" fo:font-family="FreeMono" style:font-family-asian="FreeMono" style:font-family-complex="FreeMono"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0.00pt" fo:font-weight="normal" fo:font-family="FreeMono" style:font-family-asian="FreeMono" style:font-family-complex="FreeMono"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0.00pt" fo:font-weight="normal" fo:font-family="FreeMono" style:font-family-asian="FreeMono" style:font-family-complex="FreeMono"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0.00pt" fo:font-weight="normal" fo:font-family="FreeMono" style:font-family-asian="FreeMono" style:font-family-complex="FreeMono"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0.00pt" fo:font-weight="normal" fo:font-family="FreeMono" style:font-family-asian="FreeMono" style:font-family-complex="FreeMono"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0.00pt" fo:font-weight="normal" fo:font-family="FreeMono" style:font-family-asian="FreeMono" style:font-family-complex="FreeMono"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0.00pt" fo:font-weight="normal" fo:font-family="FreeMono" style:font-family-asian="FreeMono" style:font-family-complex="FreeMono"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0.00pt" fo:font-weight="normal" fo:font-family="FreeMono" style:font-family-asian="FreeMono" style:font-family-complex="FreeMono" fo:background-color="transparent" style:use-window-font-color="true"/>
    </style:style>
    <style:style style:name="T47" style:family="text">
      <style:text-properties fo:font-size="12.00pt" fo:font-weight="normal" fo:font-family="FreeSerif" style:font-family-asian="FreeSerif" style:font-family-complex="FreeSerif" fo:background-color="transparent" style:use-window-font-color="true"/>
    </style:style>
    <style:style style:name="T48" style:family="text">
      <style:text-properties fo:font-size="10.00pt" fo:font-weight="normal" fo:font-family="FreeMono" style:font-family-asian="FreeMono" style:font-family-complex="FreeMono" fo:background-color="transparent" style:use-window-font-color="true"/>
    </style:style>
    <style:style style:name="T49" style:family="text">
      <style:text-properties fo:font-size="12.00pt" fo:font-weight="normal" fo:font-family="FreeSerif" style:font-family-asian="FreeSerif" style:font-family-complex="FreeSerif" fo:background-color="transparent" style:use-window-font-color="true"/>
    </style:style>
    <style:style style:name="T50" style:family="text">
      <style:text-properties fo:font-size="10.00pt" fo:font-weight="normal" fo:font-family="FreeMono" style:font-family-asian="FreeMono" style:font-family-complex="FreeMono" fo:background-color="transparent" style:use-window-font-color="true"/>
    </style:style>
    <style:style style:name="T51" style:family="text">
      <style:text-properties fo:font-size="12.00pt" fo:font-weight="normal" fo:font-family="FreeSerif" style:font-family-asian="FreeSerif" style:font-family-complex="FreeSerif" fo:background-color="transparent" style:use-window-font-color="true"/>
    </style:style>
    <style:style style:name="T52" style:family="text">
      <style:text-properties fo:font-size="10.00pt" fo:font-weight="normal" fo:font-family="FreeMono" style:font-family-asian="FreeMono" style:font-family-complex="FreeMono" fo:background-color="transparent" style:use-window-font-color="true"/>
    </style:style>
    <style:style style:name="T53" style:family="text">
      <style:text-properties fo:font-size="12.00pt" fo:font-weight="normal" fo:font-family="FreeSerif" style:font-family-asian="FreeSerif" style:font-family-complex="FreeSerif" fo:background-color="transparent" style:use-window-font-color="true"/>
    </style:style>
    <style:style style:name="T54" style:family="text">
      <style:text-properties fo:font-size="10.00pt" fo:font-weight="normal" fo:font-family="FreeMono" style:font-family-asian="FreeMono" style:font-family-complex="FreeMono" fo:background-color="transparent" style:use-window-font-color="true"/>
    </style:style>
    <style:style style:name="T55" style:family="text">
      <style:text-properties fo:font-size="12.00pt" fo:font-weight="normal" fo:font-family="FreeSerif" style:font-family-asian="FreeSerif" style:font-family-complex="FreeSerif" fo:background-color="transparent" style:use-window-font-color="true"/>
    </style:style>
    <style:style style:name="T56" style:family="text">
      <style:text-properties fo:font-size="10.00pt" fo:font-weight="normal" fo:font-family="FreeMono" style:font-family-asian="FreeMono" style:font-family-complex="FreeMono" fo:background-color="transparent" style:use-window-font-color="true"/>
    </style:style>
    <style:style style:name="T57" style:family="text">
      <style:text-properties fo:font-size="12.00pt" fo:font-weight="normal" fo:font-family="FreeSerif" style:font-family-asian="FreeSerif" style:font-family-complex="FreeSerif" fo:background-color="transparent" style:use-window-font-color="true"/>
    </style:style>
    <style:style style:name="T58" style:family="text">
      <style:text-properties fo:font-size="10.00pt" fo:font-weight="normal" fo:font-family="FreeMono" style:font-family-asian="FreeMono" style:font-family-complex="FreeMono" fo:background-color="transparent" style:use-window-font-color="true"/>
    </style:style>
    <style:style style:name="T59" style:family="text">
      <style:text-properties fo:font-size="12.00pt" fo:font-weight="normal" fo:font-family="FreeSerif" style:font-family-asian="FreeSerif" style:font-family-complex="FreeSerif" fo:background-color="transparent" style:use-window-font-color="true"/>
    </style:style>
    <style:style style:name="T60" style:family="text">
      <style:text-properties fo:font-size="10.00pt" fo:font-weight="normal" fo:font-family="FreeMono" style:font-family-asian="FreeMono" style:font-family-complex="FreeMono" fo:background-color="#e6e6e6" style:use-window-font-color="true"/>
    </style:style>
    <style:style style:name="T61" style:family="text">
      <style:text-properties fo:font-size="14.00pt" fo:font-weight="bold" fo:font-family="Arial" style:font-family-asian="Arial" style:font-family-complex="Arial" fo:background-color="transparent" style:use-window-font-color="true" fo:font-style="italic"/>
    </style:style>
    <style:style style:name="T62" style:family="text">
      <style:text-properties fo:font-size="12.00pt" fo:font-weight="normal" fo:font-family="FreeSerif" style:font-family-asian="FreeSerif" style:font-family-complex="FreeSerif" fo:background-color="transparent" style:use-window-font-color="true"/>
    </style:style>
    <style:style style:name="T63" style:family="text">
      <style:text-properties fo:font-size="10.00pt" fo:font-weight="normal" fo:font-family="FreeMono" style:font-family-asian="FreeMono" style:font-family-complex="FreeMono" fo:background-color="#e6e6e6" style:use-window-font-color="true"/>
    </style:style>
    <style:style style:name="T64" style:family="text">
      <style:text-properties fo:font-size="14.00pt" fo:font-weight="bold" fo:font-family="Arial" style:font-family-asian="Arial" style:font-family-complex="Arial" fo:background-color="transparent" style:use-window-font-color="true"/>
    </style:style>
    <style:style style:name="T65" style:family="text">
      <style:text-properties fo:font-size="12.00pt" fo:font-weight="normal" fo:font-family="FreeSerif" style:font-family-asian="FreeSerif" style:font-family-complex="FreeSerif" fo:background-color="transparent" style:use-window-font-color="true"/>
    </style:style>
    <style:style style:name="T66" style:family="text">
      <style:text-properties fo:font-size="10.00pt" fo:font-weight="normal" fo:font-family="FreeMono" style:font-family-asian="FreeMono" style:font-family-complex="FreeMono" fo:background-color="transparent" style:use-window-font-color="true"/>
    </style:style>
    <style:style style:name="T67" style:family="text">
      <style:text-properties fo:font-size="12.00pt" fo:font-weight="normal" fo:font-family="FreeSerif" style:font-family-asian="FreeSerif" style:font-family-complex="Free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2.00pt" fo:font-weight="normal" fo:font-family="FreeSerif" style:font-family-asian="FreeSerif" style:font-family-complex="FreeSerif" fo:background-color="transparent" style:use-window-font-color="true"/>
    </style:style>
    <style:style style:name="T71" style:family="text">
      <style:text-properties fo:font-size="10.00pt" fo:font-weight="normal" fo:font-family="FreeMono" style:font-family-asian="FreeMono" style:font-family-complex="FreeMono" fo:background-color="transparent" style:use-window-font-color="true"/>
    </style:style>
    <style:style style:name="T72" style:family="text">
      <style:text-properties fo:font-size="12.00pt" fo:font-weight="normal" fo:font-family="FreeSerif" style:font-family-asian="FreeSerif" style:font-family-complex="FreeSerif" fo:background-color="transparent" style:use-window-font-color="true"/>
    </style:style>
    <style:style style:name="T73" style:family="text">
      <style:text-properties fo:font-size="10.00pt" fo:font-weight="normal" fo:font-family="FreeMono" style:font-family-asian="FreeMono" style:font-family-complex="FreeMono" fo:background-color="transparent" style:use-window-font-color="true"/>
    </style:style>
    <style:style style:name="T74" style:family="text">
      <style:text-properties fo:font-size="12.00pt" fo:font-weight="normal" fo:font-family="FreeSerif" style:font-family-asian="FreeSerif" style:font-family-complex="FreeSerif" fo:background-color="transparent" style:use-window-font-color="true"/>
    </style:style>
    <style:style style:name="T75" style:family="text">
      <style:text-properties fo:font-size="10.00pt" fo:font-weight="normal" fo:font-family="FreeMono" style:font-family-asian="FreeMono" style:font-family-complex="FreeMono" fo:background-color="transparent" style:use-window-font-color="true"/>
    </style:style>
    <style:style style:name="T76" style:family="text">
      <style:text-properties fo:font-size="12.00pt" fo:font-weight="normal" fo:font-family="FreeSerif" style:font-family-asian="FreeSerif" style:font-family-complex="FreeSerif" fo:background-color="transparent" style:use-window-font-color="true"/>
    </style:style>
    <style:style style:name="T77" style:family="text">
      <style:text-properties fo:font-size="10.00pt" fo:font-weight="normal" fo:font-family="FreeMono" style:font-family-asian="FreeMono" style:font-family-complex="FreeMono" fo:background-color="transparent" style:use-window-font-color="true"/>
    </style:style>
    <style:style style:name="T78" style:family="text">
      <style:text-properties fo:font-size="12.00pt" fo:font-weight="normal" fo:font-family="FreeSerif" style:font-family-asian="FreeSerif" style:font-family-complex="FreeSerif" fo:background-color="transparent" style:use-window-font-color="true"/>
    </style:style>
    <style:style style:name="T79" style:family="text">
      <style:text-properties fo:font-size="10.00pt" fo:font-weight="normal" fo:font-family="FreeMono" style:font-family-asian="FreeMono" style:font-family-complex="FreeMono" fo:background-color="#e6e6e6"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FreeSerif" style:font-family-asian="FreeSerif" style:font-family-complex="Free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FreeSerif" style:font-family-asian="FreeSerif" style:font-family-complex="Free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FreeSerif" style:font-family-asian="FreeSerif" style:font-family-complex="Free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FreeSerif" style:font-family-asian="FreeSerif" style:font-family-complex="Free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fo:color="#ff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fo:color="#ff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fo:color="#ff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fo:color="#ff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fo:color="#ff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fo:color="#ff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12" style:family="text">
      <style:text-properties fo:font-size="12.00pt" fo:font-weight="normal" fo:font-family="FreeSerif" style:font-family-asian="FreeSerif" style:font-family-complex="FreeSerif" fo:background-color="transparent" style:use-window-font-color="true"/>
    </style:style>
    <style:style style:name="T113" style:family="text">
      <style:text-properties fo:font-size="10.00pt" fo:font-weight="normal" fo:font-family="FreeMono" style:font-family-asian="FreeMono" style:font-family-complex="FreeMono" fo:background-color="transparent" style:use-window-font-color="true"/>
    </style:style>
    <style:style style:name="T114" style:family="text">
      <style:text-properties fo:font-size="12.00pt" fo:font-weight="normal" fo:font-family="FreeSerif" style:font-family-asian="FreeSerif" style:font-family-complex="FreeSerif" fo:background-color="transparent" style:use-window-font-color="true"/>
    </style:style>
    <style:style style:name="T115" style:family="text">
      <style:text-properties fo:font-size="10.00pt" fo:font-weight="normal" fo:font-family="FreeMono" style:font-family-asian="FreeMono" style:font-family-complex="FreeMono" fo:background-color="#e6e6e6" style:use-window-font-color="true"/>
    </style:style>
    <style:style style:name="T116" style:family="text">
      <style:text-properties fo:font-size="12.00pt" fo:font-weight="normal" fo:font-family="FreeSerif" style:font-family-asian="FreeSerif" style:font-family-complex="FreeSerif" fo:background-color="transparent" style:use-window-font-color="true"/>
    </style:style>
    <style:style style:name="T117" style:family="text">
      <style:text-properties fo:font-size="10.00pt" fo:font-weight="normal" fo:font-family="FreeMono" style:font-family-asian="FreeMono" style:font-family-complex="FreeMono" fo:background-color="transparent" style:use-window-font-color="true"/>
    </style:style>
    <style:style style:name="T118" style:family="text">
      <style:text-properties fo:font-size="12.00pt" fo:font-weight="normal" fo:font-family="FreeSerif" style:font-family-asian="FreeSerif" style:font-family-complex="FreeSerif" fo:background-color="transparent" style:use-window-font-color="true"/>
    </style:style>
    <style:style style:name="T119" style:family="text">
      <style:text-properties fo:font-size="10.00pt" fo:font-weight="normal" fo:font-family="FreeMono" style:font-family-asian="FreeMono" style:font-family-complex="FreeMono" fo:background-color="transparent" style:use-window-font-color="true"/>
    </style:style>
    <style:style style:name="T120" style:family="text">
      <style:text-properties fo:font-size="12.00pt" fo:font-weight="normal" fo:font-family="FreeSerif" style:font-family-asian="FreeSerif" style:font-family-complex="FreeSerif" fo:background-color="transparent" style:use-window-font-color="true"/>
    </style:style>
    <style:style style:name="T121" style:family="text">
      <style:text-properties fo:font-size="10.00pt" fo:font-weight="normal" fo:font-family="FreeMono" style:font-family-asian="FreeMono" style:font-family-complex="FreeMono" fo:background-color="transparent" style:use-window-font-color="true"/>
    </style:style>
    <style:style style:name="T122" style:family="text">
      <style:text-properties fo:font-size="12.00pt" fo:font-weight="normal" fo:font-family="FreeSerif" style:font-family-asian="FreeSerif" style:font-family-complex="FreeSerif" fo:background-color="transparent" style:use-window-font-color="true"/>
    </style:style>
    <style:style style:name="T123" style:family="text">
      <style:text-properties fo:font-size="10.00pt" fo:font-weight="normal" fo:font-family="FreeMono" style:font-family-asian="FreeMono" style:font-family-complex="FreeMono" fo:background-color="transparent" style:use-window-font-color="true"/>
    </style:style>
    <style:style style:name="T124" style:family="text">
      <style:text-properties fo:font-size="12.00pt" fo:font-weight="normal" fo:font-family="FreeSerif" style:font-family-asian="FreeSerif" style:font-family-complex="FreeSerif" fo:background-color="transparent" style:use-window-font-color="true"/>
    </style:style>
    <style:style style:name="T125" style:family="text">
      <style:text-properties fo:font-size="10.00pt" fo:font-weight="normal" fo:font-family="FreeMono" style:font-family-asian="FreeMono" style:font-family-complex="FreeMono" fo:background-color="transparent" style:use-window-font-color="true"/>
    </style:style>
    <style:style style:name="T126" style:family="text">
      <style:text-properties fo:font-size="12.00pt" fo:font-weight="normal" fo:font-family="FreeSerif" style:font-family-asian="FreeSerif" style:font-family-complex="FreeSerif" fo:background-color="transparent" style:use-window-font-color="true"/>
    </style:style>
    <style:style style:name="T127" style:family="text">
      <style:text-properties fo:font-size="10.00pt" fo:font-weight="normal" fo:font-family="FreeMono" style:font-family-asian="FreeMono" style:font-family-complex="FreeMono" fo:background-color="transparent" style:use-window-font-color="true"/>
    </style:style>
    <style:style style:name="T128" style:family="text">
      <style:text-properties fo:font-size="12.00pt" fo:font-weight="normal" fo:font-family="FreeSerif" style:font-family-asian="FreeSerif" style:font-family-complex="FreeSerif" fo:background-color="transparent" style:use-window-font-color="true"/>
    </style:style>
    <style:style style:name="T129" style:family="text">
      <style:text-properties fo:font-size="10.00pt" fo:font-weight="normal" fo:font-family="FreeMono" style:font-family-asian="FreeMono" style:font-family-complex="FreeMono" fo:background-color="transparent" style:use-window-font-color="true"/>
    </style:style>
    <style:style style:name="T130" style:family="text">
      <style:text-properties fo:font-size="12.00pt" fo:font-weight="normal" fo:font-family="FreeSerif" style:font-family-asian="FreeSerif" style:font-family-complex="FreeSerif" fo:background-color="transparent" style:use-window-font-color="true"/>
    </style:style>
    <style:style style:name="T131" style:family="text">
      <style:text-properties fo:font-size="10.00pt" fo:font-weight="normal" fo:font-family="FreeMono" style:font-family-asian="FreeMono" style:font-family-complex="FreeMono" fo:background-color="transparent" style:use-window-font-color="true"/>
    </style:style>
    <style:style style:name="T132" style:family="text">
      <style:text-properties fo:font-size="12.00pt" fo:font-weight="normal" fo:font-family="FreeSerif" style:font-family-asian="FreeSerif" style:font-family-complex="Free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FreeSerif" style:font-family-asian="FreeSerif" style:font-family-complex="FreeSerif" fo:background-color="transparent" style:use-window-font-color="true"/>
    </style:style>
    <style:style style:name="T135" style:family="text">
      <style:text-properties fo:font-size="10.00pt" fo:font-weight="normal" fo:font-family="FreeMono" style:font-family-asian="FreeMono" style:font-family-complex="FreeMono" fo:background-color="transparent" style:use-window-font-color="true"/>
    </style:style>
    <style:style style:name="T136" style:family="text">
      <style:text-properties fo:font-size="12.00pt" fo:font-weight="normal" fo:font-family="FreeSerif" style:font-family-asian="FreeSerif" style:font-family-complex="FreeSerif" fo:background-color="transparent" style:use-window-font-color="true"/>
    </style:style>
    <style:style style:name="T137" style:family="text">
      <style:text-properties fo:font-size="10.00pt" fo:font-weight="normal" fo:font-family="FreeMono" style:font-family-asian="FreeMono" style:font-family-complex="FreeMono" fo:background-color="transparent" style:use-window-font-color="true"/>
    </style:style>
    <style:style style:name="T138" style:family="text">
      <style:text-properties fo:font-size="12.00pt" fo:font-weight="normal" fo:font-family="FreeSerif" style:font-family-asian="FreeSerif" style:font-family-complex="FreeSerif"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FreeSerif" style:font-family-asian="FreeSerif" style:font-family-complex="FreeSerif"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FreeSerif" style:font-family-asian="FreeSerif" style:font-family-complex="FreeSerif"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FreeSerif" style:font-family-asian="FreeSerif" style:font-family-complex="FreeSerif"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FreeSerif" style:font-family-asian="FreeSerif" style:font-family-complex="FreeSerif" fo:background-color="transparent" style:use-window-font-color="true"/>
    </style:style>
    <style:style style:name="T147" style:family="text">
      <style:text-properties fo:font-size="12.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FreeSerif" style:font-family-asian="FreeSerif" style:font-family-complex="FreeSerif"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normal" fo:font-family="FreeSerif" style:font-family-asian="FreeSerif" style:font-family-complex="FreeSerif"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FreeSerif" style:font-family-asian="FreeSerif" style:font-family-complex="FreeSerif"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FreeSerif" style:font-family-asian="FreeSerif" style:font-family-complex="FreeSerif"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4.00pt" fo:font-weight="bold" fo:font-family="Arial" style:font-family-asian="Arial" style:font-family-complex="Arial" fo:background-color="transparent" style:use-window-font-color="true"/>
    </style:style>
    <style:style style:name="T159" style:family="text">
      <style:text-properties fo:font-size="12.00pt" fo:font-weight="normal" fo:font-family="FreeSerif" style:font-family-asian="FreeSerif" style:font-family-complex="FreeSerif"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bold"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bold"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0" style:family="text">
      <style:text-properties fo:font-size="12.00pt" fo:font-weight="normal" fo:font-family="FreeSerif" style:font-family-asian="FreeSerif" style:font-family-complex="FreeSerif" fo:background-color="transparent" style:use-window-font-color="true"/>
    </style:style>
    <style:style style:name="T171" style:family="text">
      <style:text-properties fo:font-size="10.00pt" fo:font-weight="normal" fo:font-family="FreeMono" style:font-family-asian="FreeMono" style:font-family-complex="FreeMono" fo:background-color="transparent" style:use-window-font-color="true"/>
    </style:style>
    <style:style style:name="T172" style:family="text">
      <style:text-properties fo:font-size="12.00pt" fo:font-weight="normal" fo:font-family="FreeSerif" style:font-family-asian="FreeSerif" style:font-family-complex="FreeSerif" fo:background-color="transparent" style:use-window-font-color="true"/>
    </style:style>
    <style:style style:name="T173" style:family="text">
      <style:text-properties fo:font-size="10.00pt" fo:font-weight="normal" fo:font-family="FreeMono" style:font-family-asian="FreeMono" style:font-family-complex="FreeMono" fo:background-color="transparent" style:use-window-font-color="true"/>
    </style:style>
    <style:style style:name="T174" style:family="text">
      <style:text-properties fo:font-size="10.00pt" fo:font-weight="normal" fo:font-family="FreeMono" style:font-family-asian="FreeMono" style:font-family-complex="FreeMono" fo:background-color="transparent" fo:color="#000000"/>
    </style:style>
    <style:style style:name="T175" style:family="text">
      <style:text-properties fo:font-size="12.00pt" fo:font-weight="normal" fo:font-family="FreeSerif" style:font-family-asian="FreeSerif" style:font-family-complex="FreeSerif" fo:background-color="transparent" style:use-window-font-color="true"/>
    </style:style>
    <style:style style:name="T176" style:family="text">
      <style:text-properties fo:font-size="10.00pt" fo:font-weight="normal" fo:font-family="FreeMono" style:font-family-asian="FreeMono" style:font-family-complex="FreeMono" fo:background-color="transparent" style:use-window-font-color="true"/>
    </style:style>
    <style:style style:name="T177" style:family="text">
      <style:text-properties fo:font-size="12.00pt" fo:font-weight="normal" fo:font-family="FreeSerif" style:font-family-asian="FreeSerif" style:font-family-complex="FreeSerif"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FreeSerif" style:font-family-asian="FreeSerif" style:font-family-complex="FreeSerif" fo:background-color="transparent" style:use-window-font-color="true" fo:font-style="italic"/>
    </style:style>
    <style:style style:name="T180" style:family="text">
      <style:text-properties fo:font-size="12.00pt" fo:font-weight="normal" fo:font-family="FreeSerif" style:font-family-asian="FreeSerif" style:font-family-complex="FreeSerif" fo:background-color="transparent" style:use-window-font-color="true"/>
    </style:style>
    <style:style style:name="T181" style:family="text">
      <style:text-properties fo:font-size="10.00pt" fo:font-weight="normal" fo:font-family="FreeMono" style:font-family-asian="FreeMono" style:font-family-complex="FreeMono" fo:background-color="transparent" style:use-window-font-color="true"/>
    </style:style>
    <style:style style:name="T182" style:family="text">
      <style:text-properties fo:font-size="12.00pt" fo:font-weight="normal" fo:font-family="FreeSerif" style:font-family-asian="FreeSerif" style:font-family-complex="FreeSerif" fo:background-color="transparent" style:use-window-font-color="true"/>
    </style:style>
    <style:style style:name="T183" style:family="text">
      <style:text-properties fo:font-size="12.00pt" fo:font-weight="normal" fo:font-family="FreeSerif" style:font-family-asian="FreeSerif" style:font-family-complex="FreeSerif" fo:background-color="transparent" style:use-window-font-color="true" fo:font-style="italic"/>
    </style:style>
    <style:style style:name="T184" style:family="text">
      <style:text-properties fo:font-size="12.00pt" fo:font-weight="normal" fo:font-family="FreeSerif" style:font-family-asian="FreeSerif" style:font-family-complex="FreeSerif"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normal" fo:font-family="FreeSerif" style:font-family-asian="FreeSerif" style:font-family-complex="FreeSerif" fo:background-color="transparent" style:use-window-font-color="true"/>
    </style:style>
    <style:style style:name="T187" style:family="text">
      <style:text-properties fo:font-size="10.00pt" fo:font-weight="normal" fo:font-family="FreeMono" style:font-family-asian="FreeMono" style:font-family-complex="FreeMono"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FreeSerif" style:font-family-asian="FreeSerif" style:font-family-complex="FreeSerif"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FreeSerif" style:font-family-asian="FreeSerif" style:font-family-complex="FreeSerif" fo:background-color="transparent" style:use-window-font-color="true"/>
    </style:style>
    <style:style style:name="T192" style:family="text">
      <style:text-properties fo:font-size="10.00pt" fo:font-weight="normal" fo:font-family="FreeMono" style:font-family-asian="FreeMono" style:font-family-complex="FreeMono"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FreeSerif" style:font-family-asian="FreeSerif" style:font-family-complex="FreeSerif"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FreeSerif" style:font-family-asian="FreeSerif" style:font-family-complex="FreeSerif" fo:background-color="transparent" style:use-window-font-color="true"/>
    </style:style>
    <style:style style:name="T197" style:family="text">
      <style:text-properties fo:font-size="10.00pt" fo:font-weight="normal" fo:font-family="FreeMono" style:font-family-asian="FreeMono" style:font-family-complex="FreeMono"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FreeSerif" style:font-family-asian="FreeSerif" style:font-family-complex="FreeSerif"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FreeSerif" style:font-family-asian="FreeSerif" style:font-family-complex="FreeSerif" fo:background-color="transparent" style:use-window-font-color="true"/>
    </style:style>
    <style:style style:name="T202" style:family="text">
      <style:text-properties fo:font-size="10.00pt" fo:font-weight="normal" fo:font-family="FreeMono" style:font-family-asian="FreeMono" style:font-family-complex="FreeMono"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FreeSerif" style:font-family-asian="FreeSerif" style:font-family-complex="FreeSerif"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FreeSerif" style:font-family-asian="FreeSerif" style:font-family-complex="FreeSerif"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FreeSerif" style:font-family-asian="FreeSerif" style:font-family-complex="FreeSerif"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4.00pt" fo:font-weight="bold" fo:font-family="Arial" style:font-family-asian="Arial" style:font-family-complex="Arial" fo:background-color="transparent" style:use-window-font-color="true"/>
    </style:style>
    <style:style style:name="T211" style:family="text">
      <style:text-properties fo:font-size="12.00pt" fo:font-weight="normal" fo:font-family="FreeSerif" style:font-family-asian="FreeSerif" style:font-family-complex="FreeSerif" fo:background-color="transparent" style:use-window-font-color="true"/>
    </style:style>
    <style:style style:name="T212" style:family="text">
      <style:text-properties fo:font-size="14.00pt" fo:font-weight="bold" fo:font-family="Arial" style:font-family-asian="Arial" style:font-family-complex="Arial" fo:background-color="transparent" style:use-window-font-color="true" fo:font-style="italic"/>
    </style:style>
    <style:style style:name="T213" style:family="text">
      <style:text-properties fo:font-size="12.00pt" fo:font-weight="normal" fo:font-family="FreeSerif" style:font-family-asian="FreeSerif" style:font-family-complex="FreeSerif" fo:background-color="transparent" style:use-window-font-color="true"/>
    </style:style>
    <style:style style:name="T214" style:family="text">
      <style:text-properties fo:font-size="10.00pt" fo:font-weight="normal" fo:font-family="FreeMono" style:font-family-asian="FreeMono" style:font-family-complex="FreeMono" fo:background-color="transparent" style:use-window-font-color="true"/>
    </style:style>
    <style:style style:name="T215" style:family="text">
      <style:text-properties fo:font-size="12.00pt" fo:font-weight="normal" fo:font-family="FreeSerif" style:font-family-asian="FreeSerif" style:font-family-complex="FreeSerif" fo:background-color="transparent" style:use-window-font-color="true"/>
    </style:style>
    <style:style style:name="T216" style:family="text">
      <style:text-properties fo:font-size="12.00pt" fo:font-weight="normal" fo:font-family="FreeSerif" style:font-family-asian="FreeSerif" style:font-family-complex="FreeSerif" fo:background-color="transparent" style:use-window-font-color="true" fo:font-style="italic"/>
    </style:style>
    <style:style style:name="T217" style:family="text">
      <style:text-properties fo:font-size="12.00pt" fo:font-weight="normal" fo:font-family="FreeSerif" style:font-family-asian="FreeSerif" style:font-family-complex="FreeSerif"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bold" fo:font-family="FreeSerif" style:font-family-asian="FreeSerif" style:font-family-complex="FreeSerif"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bold" fo:font-family="FreeSerif" style:font-family-asian="FreeSerif" style:font-family-complex="FreeSerif"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bold" fo:font-family="FreeSerif" style:font-family-asian="FreeSerif" style:font-family-complex="FreeSerif"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bold" fo:font-family="FreeSerif" style:font-family-asian="FreeSerif" style:font-family-complex="FreeSerif"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bold" fo:font-family="FreeSerif" style:font-family-asian="FreeSerif" style:font-family-complex="FreeSerif"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bold" fo:font-family="FreeSerif" style:font-family-asian="FreeSerif" style:font-family-complex="FreeSerif"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32" style:family="text">
      <style:text-properties fo:font-size="14.00pt" fo:font-weight="bold" fo:font-family="Arial" style:font-family-asian="Arial" style:font-family-complex="Arial" fo:background-color="transparent" style:use-window-font-color="true" fo:font-style="italic"/>
    </style:style>
    <style:style style:name="T233" style:family="text">
      <style:text-properties fo:font-size="12.00pt" fo:font-weight="normal" fo:font-family="FreeSerif" style:font-family-asian="FreeSerif" style:font-family-complex="FreeSerif" fo:background-color="transparent" style:use-window-font-color="true"/>
    </style:style>
    <style:style style:name="T234" style:family="text">
      <style:text-properties fo:font-size="10.00pt" fo:font-weight="normal" fo:font-family="FreeMono" style:font-family-asian="FreeMono" style:font-family-complex="FreeMono" fo:background-color="transparent" style:use-window-font-color="true"/>
    </style:style>
    <style:style style:name="T235" style:family="text">
      <style:text-properties fo:font-size="12.00pt" fo:font-weight="normal" fo:font-family="FreeSerif" style:font-family-asian="FreeSerif" style:font-family-complex="FreeSerif" fo:background-color="transparent" style:use-window-font-color="true"/>
    </style:style>
    <style:style style:name="T236" style:family="text">
      <style:text-properties fo:font-size="10.00pt" fo:font-weight="normal" fo:font-family="FreeMono" style:font-family-asian="FreeMono" style:font-family-complex="FreeMono" fo:background-color="transparent" style:use-window-font-color="true"/>
    </style:style>
    <style:style style:name="T237" style:family="text">
      <style:text-properties fo:font-size="12.00pt" fo:font-weight="normal" fo:font-family="FreeSerif" style:font-family-asian="FreeSerif" style:font-family-complex="FreeSerif" fo:background-color="transparent" style:use-window-font-color="true"/>
    </style:style>
    <style:style style:name="T238" style:family="text">
      <style:text-properties fo:font-size="10.00pt" fo:font-weight="normal" fo:font-family="FreeMono" style:font-family-asian="FreeMono" style:font-family-complex="FreeMono" fo:background-color="#e6e6e6" style:use-window-font-color="true"/>
    </style:style>
    <style:style style:name="T239" style:family="text">
      <style:text-properties fo:font-size="10.00pt" fo:font-weight="normal" fo:font-family="Calibri" style:font-family-asian="Calibri" style:font-family-complex="Calibri" fo:background-color="#e6e6e6" style:use-window-font-color="true"/>
    </style:style>
    <style:style style:name="T240" style:family="text">
      <style:text-properties fo:font-size="12.00pt" fo:font-weight="normal" fo:font-family="FreeSerif" style:font-family-asian="FreeSerif" style:font-family-complex="FreeSerif" fo:background-color="transparent" style:use-window-font-color="true"/>
    </style:style>
    <style:style style:name="T241" style:family="text">
      <style:text-properties fo:font-size="10.00pt" fo:font-weight="normal" fo:font-family="FreeMono" style:font-family-asian="FreeMono" style:font-family-complex="FreeMono" fo:background-color="transparent" style:use-window-font-color="true"/>
    </style:style>
    <style:style style:name="T242" style:family="text">
      <style:text-properties fo:font-size="12.00pt" fo:font-weight="normal" fo:font-family="FreeSerif" style:font-family-asian="FreeSerif" style:font-family-complex="FreeSerif" fo:background-color="transparent" style:use-window-font-color="true"/>
    </style:style>
    <style:style style:name="T243" style:family="text">
      <style:text-properties fo:font-size="10.00pt" fo:font-weight="normal" fo:font-family="FreeMono" style:font-family-asian="FreeMono" style:font-family-complex="FreeMono" fo:background-color="transparent" style:use-window-font-color="true"/>
    </style:style>
    <style:style style:name="T244" style:family="text">
      <style:text-properties fo:font-size="12.00pt" fo:font-weight="normal" fo:font-family="FreeSerif" style:font-family-asian="FreeSerif" style:font-family-complex="FreeSerif"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2.00pt" fo:font-weight="normal" fo:font-family="FreeSerif" style:font-family-asian="FreeSerif" style:font-family-complex="FreeSerif"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2.00pt" fo:font-weight="normal" fo:font-family="FreeSerif" style:font-family-asian="FreeSerif" style:font-family-complex="FreeSerif"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normal" fo:font-family="FreeSerif" style:font-family-asian="FreeSerif" style:font-family-complex="FreeSerif"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FreeSerif" style:font-family-asian="FreeSerif" style:font-family-complex="FreeSerif"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2.00pt" fo:font-weight="normal" fo:font-family="FreeSerif" style:font-family-asian="FreeSerif" style:font-family-complex="FreeSerif"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normal" fo:font-family="FreeSerif" style:font-family-asian="FreeSerif" style:font-family-complex="FreeSerif"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4.00pt" fo:font-weight="bold" fo:font-family="Arial" style:font-family-asian="Arial" style:font-family-complex="Arial" fo:background-color="transparent" style:use-window-font-color="true"/>
    </style:style>
    <style:style style:name="T259" style:family="text">
      <style:text-properties fo:font-size="12.00pt" fo:font-weight="normal" fo:font-family="FreeSerif" style:font-family-asian="FreeSerif" style:font-family-complex="FreeSerif" fo:background-color="transparent" style:use-window-font-color="true"/>
    </style:style>
    <style:style style:name="T260" style:family="text">
      <style:text-properties fo:font-size="10.00pt" fo:font-weight="normal" fo:font-family="FreeMono" style:font-family-asian="FreeMono" style:font-family-complex="FreeMono" fo:background-color="transparent" style:use-window-font-color="true"/>
    </style:style>
    <style:style style:name="T261" style:family="text">
      <style:text-properties fo:font-size="12.00pt" fo:font-weight="normal" fo:font-family="FreeSerif" style:font-family-asian="FreeSerif" style:font-family-complex="FreeSerif" fo:background-color="transparent" style:use-window-font-color="true"/>
    </style:style>
    <style:style style:name="T262" style:family="text">
      <style:text-properties fo:font-size="10.00pt" fo:font-weight="normal" fo:font-family="FreeMono" style:font-family-asian="FreeMono" style:font-family-complex="FreeMono" fo:background-color="transparent" style:use-window-font-color="true"/>
    </style:style>
    <style:style style:name="T263" style:family="text">
      <style:text-properties fo:font-size="12.00pt" fo:font-weight="normal" fo:font-family="FreeSerif" style:font-family-asian="FreeSerif" style:font-family-complex="FreeSerif" fo:background-color="transparent" style:use-window-font-color="true"/>
    </style:style>
    <style:style style:name="T264" style:family="text">
      <style:text-properties fo:font-size="12.00pt" style:text-position="sub" fo:font-weight="normal" fo:font-family="FreeSerif" style:font-family-asian="FreeSerif" style:font-family-complex="FreeSerif" fo:background-color="transparent" style:use-window-font-color="true"/>
    </style:style>
    <style:style style:name="T265" style:family="text">
      <style:text-properties fo:font-size="12.00pt" fo:font-weight="normal" fo:font-family="FreeSerif" style:font-family-asian="FreeSerif" style:font-family-complex="FreeSerif" fo:background-color="transparent" style:use-window-font-color="true"/>
    </style:style>
    <style:style style:name="T266" style:family="text">
      <style:text-properties fo:font-size="12.00pt" style:text-position="sub" fo:font-weight="normal" fo:font-family="FreeSerif" style:font-family-asian="FreeSerif" style:font-family-complex="FreeSerif" fo:background-color="transparent" style:use-window-font-color="true"/>
    </style:style>
    <style:style style:name="T267" style:family="text">
      <style:text-properties fo:font-size="12.00pt" fo:font-weight="normal" fo:font-family="FreeSerif" style:font-family-asian="FreeSerif" style:font-family-complex="FreeSerif" fo:background-color="transparent" style:use-window-font-color="true"/>
    </style:style>
    <style:style style:name="T268" style:family="text">
      <style:text-properties fo:font-size="12.00pt" fo:font-weight="normal" fo:font-family="FreeSerif" style:font-family-asian="FreeSerif" style:font-family-complex="FreeSerif" fo:background-color="transparent" style:use-window-font-color="true" fo:font-style="italic"/>
    </style:style>
    <style:style style:name="T269" style:family="text">
      <style:text-properties fo:font-size="12.00pt" fo:font-weight="normal" fo:font-family="FreeSerif" style:font-family-asian="FreeSerif" style:font-family-complex="FreeSerif" fo:background-color="transparent" style:use-window-font-color="true"/>
    </style:style>
    <style:style style:name="T270" style:family="text">
      <style:text-properties fo:font-size="12.00pt" fo:font-weight="normal" fo:font-family="FreeSerif" style:font-family-asian="FreeSerif" style:font-family-complex="FreeSerif" fo:background-color="transparent" style:use-window-font-color="true" fo:font-style="italic"/>
    </style:style>
    <style:style style:name="T271" style:family="text">
      <style:text-properties fo:font-size="12.00pt" fo:font-weight="normal" fo:font-family="FreeSerif" style:font-family-asian="FreeSerif" style:font-family-complex="FreeSerif" fo:background-color="transparent" style:use-window-font-color="true"/>
    </style:style>
    <style:style style:name="T272" style:family="text">
      <style:text-properties fo:font-size="12.00pt" fo:font-weight="normal" fo:font-family="FreeSerif" style:font-family-asian="FreeSerif" style:font-family-complex="FreeSerif" fo:background-color="transparent" style:use-window-font-color="true" fo:font-style="italic"/>
    </style:style>
    <style:style style:name="T273" style:family="text">
      <style:text-properties fo:font-size="12.00pt" fo:font-weight="normal" fo:font-family="FreeSerif" style:font-family-asian="FreeSerif" style:font-family-complex="FreeSerif" fo:background-color="transparent" style:use-window-font-color="true"/>
    </style:style>
    <style:style style:name="T274" style:family="text">
      <style:text-properties fo:font-size="12.00pt" fo:font-weight="normal" fo:font-family="FreeSerif" style:font-family-asian="FreeSerif" style:font-family-complex="FreeSerif" fo:background-color="transparent" style:use-window-font-color="true" fo:font-style="italic"/>
    </style:style>
    <style:style style:name="T275" style:family="text">
      <style:text-properties fo:font-size="12.00pt" fo:font-weight="normal" fo:font-family="FreeSerif" style:font-family-asian="FreeSerif" style:font-family-complex="FreeSerif" fo:background-color="transparent" style:use-window-font-color="true"/>
    </style:style>
    <style:style style:name="T276" style:family="text">
      <style:text-properties fo:font-size="12.00pt" fo:font-weight="normal" fo:font-family="FreeSerif" style:font-family-asian="FreeSerif" style:font-family-complex="FreeSerif" fo:background-color="transparent" style:use-window-font-color="true" fo:font-style="italic"/>
    </style:style>
    <style:style style:name="T277" style:family="text">
      <style:text-properties fo:font-size="12.00pt" fo:font-weight="normal" fo:font-family="FreeSerif" style:font-family-asian="FreeSerif" style:font-family-complex="FreeSerif"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FreeSerif" style:font-family-asian="FreeSerif" style:font-family-complex="FreeSerif"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FreeSerif" style:font-family-asian="FreeSerif" style:font-family-complex="FreeSerif"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2.00pt" fo:font-weight="normal" fo:font-family="FreeSerif" style:font-family-asian="FreeSerif" style:font-family-complex="FreeSerif" fo:background-color="transparent" style:use-window-font-color="true"/>
    </style:style>
    <style:style style:name="T284" style:family="text">
      <style:text-properties fo:font-size="10.00pt" fo:font-weight="normal" fo:font-family="FreeMono" style:font-family-asian="FreeMono" style:font-family-complex="FreeMono" fo:background-color="transparent" style:use-window-font-color="true"/>
    </style:style>
    <style:style style:name="T285" style:family="text">
      <style:text-properties fo:font-size="12.00pt" fo:font-weight="normal" fo:font-family="FreeSerif" style:font-family-asian="FreeSerif" style:font-family-complex="FreeSerif" fo:background-color="transparent" style:use-window-font-color="true"/>
    </style:style>
    <style:style style:name="T286" style:family="text">
      <style:text-properties fo:font-size="12.00pt" fo:font-weight="normal" fo:font-family="FreeSerif" style:font-family-asian="FreeSerif" style:font-family-complex="FreeSerif" fo:background-color="transparent" style:use-window-font-color="true" fo:font-style="italic"/>
    </style:style>
    <style:style style:name="T287" style:family="text">
      <style:text-properties fo:font-size="12.00pt" fo:font-weight="normal" fo:font-family="FreeSerif" style:font-family-asian="FreeSerif" style:font-family-complex="FreeSerif"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FreeSerif" style:font-family-asian="FreeSerif" style:font-family-complex="FreeSerif"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2.00pt" fo:font-weight="normal" fo:font-family="FreeSerif" style:font-family-asian="FreeSerif" style:font-family-complex="FreeSerif" fo:background-color="transparent" style:use-window-font-color="true"/>
    </style:style>
    <style:style style:name="T292" style:family="text">
      <style:text-properties fo:font-size="10.00pt" fo:font-weight="normal" fo:font-family="FreeMono" style:font-family-asian="FreeMono" style:font-family-complex="FreeMono" fo:background-color="transparent" style:use-window-font-color="true"/>
    </style:style>
    <style:style style:name="T293" style:family="text">
      <style:text-properties fo:font-size="12.00pt" fo:font-weight="normal" fo:font-family="FreeSerif" style:font-family-asian="FreeSerif" style:font-family-complex="FreeSerif" fo:background-color="transparent" style:use-window-font-color="true"/>
    </style:style>
    <style:style style:name="T294" style:family="text">
      <style:text-properties fo:font-size="12.00pt" fo:font-weight="normal" fo:font-family="FreeSerif" style:font-family-asian="FreeSerif" style:font-family-complex="FreeSerif" fo:background-color="transparent" style:use-window-font-color="true" fo:font-style="italic"/>
    </style:style>
    <style:style style:name="T295" style:family="text">
      <style:text-properties fo:font-size="12.00pt" fo:font-weight="normal" fo:font-family="FreeSerif" style:font-family-asian="FreeSerif" style:font-family-complex="FreeSerif"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FreeSerif" style:font-family-asian="FreeSerif" style:font-family-complex="FreeSerif"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2.00pt" fo:font-weight="normal" fo:font-family="FreeSerif" style:font-family-asian="FreeSerif" style:font-family-complex="FreeSerif" fo:background-color="transparent" style:use-window-font-color="true"/>
    </style:style>
    <style:style style:name="T300" style:family="text">
      <style:text-properties fo:font-size="12.00pt" fo:font-weight="normal" fo:font-family="FreeSerif" style:font-family-asian="FreeSerif" style:font-family-complex="FreeSerif" fo:background-color="transparent" style:use-window-font-color="true" fo:font-style="italic"/>
    </style:style>
    <style:style style:name="T301" style:family="text">
      <style:text-properties fo:font-size="12.00pt" fo:font-weight="normal" fo:font-family="FreeSerif" style:font-family-asian="FreeSerif" style:font-family-complex="FreeSerif" fo:background-color="transparent" style:use-window-font-color="true"/>
    </style:style>
    <style:style style:name="T302" style:family="text">
      <style:text-properties fo:font-size="12.00pt" fo:font-weight="normal" fo:font-family="FreeSerif" style:font-family-asian="FreeSerif" style:font-family-complex="FreeSerif" fo:background-color="transparent" style:use-window-font-color="true" fo:font-style="italic"/>
    </style:style>
    <style:style style:name="T303" style:family="text">
      <style:text-properties fo:font-size="12.00pt" fo:font-weight="normal" fo:font-family="FreeSerif" style:font-family-asian="FreeSerif" style:font-family-complex="FreeSerif" fo:background-color="transparent" style:use-window-font-color="true"/>
    </style:style>
    <style:style style:name="T304" style:family="text">
      <style:text-properties fo:font-size="10.00pt" fo:font-weight="normal" fo:font-family="FreeMono" style:font-family-asian="FreeMono" style:font-family-complex="FreeMono" fo:background-color="transparent" style:use-window-font-color="true"/>
    </style:style>
    <style:style style:name="T305" style:family="text">
      <style:text-properties fo:font-size="12.00pt" fo:font-weight="normal" fo:font-family="FreeSerif" style:font-family-asian="FreeSerif" style:font-family-complex="FreeSerif" fo:background-color="transparent" style:use-window-font-color="true"/>
    </style:style>
    <style:style style:name="T306" style:family="text">
      <style:text-properties fo:font-size="10.00pt" fo:font-weight="normal" fo:font-family="FreeMono" style:font-family-asian="FreeMono" style:font-family-complex="FreeMono" fo:background-color="transparent" style:use-window-font-color="true"/>
    </style:style>
    <style:style style:name="T307" style:family="text">
      <style:text-properties fo:font-size="12.00pt" fo:font-weight="normal" fo:font-family="FreeSerif" style:font-family-asian="FreeSerif" style:font-family-complex="FreeSerif"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2.00pt" fo:font-weight="normal" fo:font-family="FreeSerif" style:font-family-asian="FreeSerif" style:font-family-complex="FreeSerif"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fo:font-family="FreeSerif" style:font-family-asian="FreeSerif" style:font-family-complex="FreeSerif"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2.00pt" fo:font-weight="normal" fo:font-family="FreeSerif" style:font-family-asian="FreeSerif" style:font-family-complex="FreeSerif"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2.00pt" fo:font-weight="normal" fo:font-family="FreeSerif" style:font-family-asian="FreeSerif" style:font-family-complex="FreeSerif"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FreeSerif" style:font-family-asian="FreeSerif" style:font-family-complex="FreeSerif"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normal" fo:font-family="FreeSerif" style:font-family-asian="FreeSerif" style:font-family-complex="FreeSerif"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normal" fo:font-family="FreeSerif" style:font-family-asian="FreeSerif" style:font-family-complex="FreeSerif"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4.00pt" fo:font-weight="bold"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Times New Roman'" style:font-family-asian="'Times New Roman'" style:font-family-complex="'Times New Roman'"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2.00pt" fo:font-weight="normal" fo:font-family="'Times New Roman'" style:font-family-asian="'Times New Roman'" style:font-family-complex="'Times New Roman'"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normal" fo:font-family="'Times New Roman'" style:font-family-asian="'Times New Roman'" style:font-family-complex="'Times New Roman'"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normal" fo:font-family="'Times New Roman'" style:font-family-asian="'Times New Roman'" style:font-family-complex="'Times New Roman'"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Times New Roman'" style:font-family-asian="'Times New Roman'" style:font-family-complex="'Times New Roman'"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6.00pt"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5" style:family="paragraph">
      <style:paragraph-properties fo:line-height="100.00%" fo:text-align="left"/>
    </style:style>
    <style:style style:name="P6"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8" style:family="paragraph">
      <style:paragraph-properties fo:line-height="100.00%" fo:text-align="left"/>
    </style:style>
    <style:style style:name="P9"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top="12.00pt" fo:margin-bottom="6.00pt"/>
    </style:style>
    <style:style style:name="P12" style:family="paragraph">
      <style:paragraph-properties fo:line-height="100.00%" fo:text-align="left" fo:margin-top="6.00pt" fo:margin-bottom="6.00pt"/>
    </style:style>
    <style:style style:name="P13" style:family="paragraph">
      <style:paragraph-properties fo:line-height="100.00%" fo:text-align="left" fo:margin-top="7.20pt" fo:margin-bottom="7.20pt"/>
    </style:style>
    <style:style style:name="P14" style:family="paragraph">
      <style:paragraph-properties fo:line-height="100.00%" fo:text-align="left" fo:margin-top="12.00pt" fo:margin-bottom="6.00pt"/>
    </style:style>
    <style:style style:name="P15" style:family="paragraph">
      <style:paragraph-properties fo:line-height="100.00%" fo:text-align="left" fo:margin-top="7.20pt" fo:margin-bottom="7.20pt"/>
    </style:style>
    <style:style style:name="P16" style:family="paragraph">
      <style:paragraph-properties fo:line-height="100.00%" fo:text-align="left"/>
    </style:style>
    <style:style style:name="P17" style:family="paragraph">
      <style:paragraph-properties fo:line-height="100.00%" fo:text-align="left" fo:margin-top="7.20pt" fo:margin-bottom="7.20pt"/>
    </style:style>
    <style:style style:name="P18" style:family="paragraph">
      <style:paragraph-properties fo:line-height="100.00%" fo:text-align="left" fo:margin-top="12.00pt" fo:margin-bottom="6.00pt"/>
    </style:style>
    <style:style style:name="P19" style:family="paragraph">
      <style:paragraph-properties fo:line-height="100.00%" fo:text-align="left" fo:margin-top="7.20pt" fo:margin-bottom="7.20pt"/>
    </style:style>
    <style:style style:name="P20" style:family="paragraph">
      <style:paragraph-properties fo:line-height="100.00%" fo:text-align="left" fo:margin-top="12.00pt" fo:margin-bottom="6.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left" fo:margin-left="-18.00pt" fo:text-indent="18.00pt" fo:margin-bottom="7.20pt"/>
    </style:style>
    <style:style style:name="P22" style:family="paragraph">
      <style:paragraph-properties fo:line-height="100.00%" fo:text-align="left" fo:margin-top="12.00pt" fo:margin-bottom="6.00pt"/>
    </style:style>
    <style:style style:name="P23" style:family="paragraph">
      <style:paragraph-properties fo:line-height="100.00%" fo:text-align="left" fo:margin-top="7.20pt" fo:margin-bottom="7.20pt"/>
    </style:style>
    <style:style style:name="P24" style:family="paragraph">
      <style:paragraph-properties fo:line-height="100.00%" fo:text-align="left"/>
    </style:style>
    <style:style style:name="P25" style:family="paragraph">
      <style:paragraph-properties fo:line-height="100.00%" fo:text-align="justify" fo:margin-left="2.75pt" fo:text-indent="-2.75pt">
        <style:tab-stops>
          <style:tab-stop style:position="429.95pt"/>
          <style:tab-stop style:position="3286.90pt" style:type="center"/>
          <style:tab-stop style:position="421118.90pt" style:type="right"/>
        </style:tab-stops>
      </style:paragraph-properties>
    </style:style>
    <style:style style:name="P26" style:family="paragraph">
      <style:paragraph-properties fo:line-height="100.00%" fo:text-align="left" fo:margin-top="7.20pt" fo:margin-bottom="7.20pt"/>
    </style:style>
    <style:style style:name="P27" style:family="paragraph">
      <style:paragraph-properties fo:line-height="100.00%" fo:text-align="justify" fo:margin-left="2.75pt" fo:text-indent="-2.75pt">
        <style:tab-stops>
          <style:tab-stop style:position="429.95pt"/>
          <style:tab-stop style:position="3286.90pt" style:type="center"/>
          <style:tab-stop style:position="421118.90pt" style:type="right"/>
        </style:tab-stops>
      </style:paragraph-properties>
    </style:style>
    <style:style style:name="P28" style:family="paragraph">
      <style:paragraph-properties fo:line-height="100.00%" fo:text-align="justify" fo:margin-left="2.75pt" fo:text-indent="-2.75pt">
        <style:tab-stops>
          <style:tab-stop style:position="429.95pt"/>
          <style:tab-stop style:position="3286.90pt" style:type="center"/>
          <style:tab-stop style:position="421118.90pt" style:type="right"/>
        </style:tab-stops>
      </style:paragraph-properties>
    </style:style>
    <style:style style:name="P29" style:family="paragraph">
      <style:paragraph-properties fo:line-height="100.00%" fo:text-align="left" fo:margin-top="7.20pt" fo:margin-bottom="7.20pt"/>
    </style:style>
    <style:style style:name="P30" style:family="paragraph">
      <style:paragraph-properties fo:line-height="100.00%" fo:text-align="justify" fo:margin-left="2.75pt" fo:text-indent="-2.75pt">
        <style:tab-stops>
          <style:tab-stop style:position="429.95pt"/>
          <style:tab-stop style:position="3286.90pt" style:type="center"/>
          <style:tab-stop style:position="421118.90pt" style:type="right"/>
        </style:tab-stops>
      </style:paragraph-properties>
    </style:style>
    <style:style style:name="P31" style:family="paragraph">
      <style:paragraph-properties fo:line-height="100.00%" fo:text-align="left" fo:margin-top="7.20pt" fo:margin-bottom="7.20pt"/>
    </style:style>
    <style:style style:name="P32"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10.05pt"/>
        </style:tab-stops>
      </style:paragraph-properties>
    </style:style>
    <style:style style:name="P33" style:family="paragraph">
      <style:paragraph-properties fo:line-height="100.00%" fo:text-align="left"/>
    </style:style>
    <style:style style:name="P34"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10.05pt"/>
        </style:tab-stops>
      </style:paragraph-properties>
    </style:style>
    <style:style style:name="P35"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36" style:family="paragraph">
      <style:paragraph-properties fo:line-height="100.00%" fo:text-align="left"/>
    </style:style>
    <style:style style:name="P37"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38"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39" style:family="paragraph">
      <style:paragraph-properties fo:line-height="100.00%" fo:text-align="left"/>
    </style:style>
    <style:style style:name="P40"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41"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42" style:family="paragraph">
      <style:paragraph-properties fo:line-height="100.00%" fo:text-align="left"/>
    </style:style>
    <style:style style:name="P43"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44" style:family="paragraph">
      <style:paragraph-properties fo:line-height="100.00%" fo:text-align="left"/>
    </style:style>
    <style:style style:name="P45"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46"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47" style:family="paragraph">
      <style:paragraph-properties fo:line-height="100.00%" fo:text-align="left"/>
    </style:style>
    <style:style style:name="P48" style:family="paragraph">
      <style:paragraph-properties fo:line-height="100.00%" fo:text-align="justify" fo:margin-left="2.75pt" fo:text-indent="-2.75pt">
        <style:tab-stops>
          <style:tab-stop style:position="121.90pt"/>
          <style:tab-stop style:position="3286.90pt" style:type="center"/>
          <style:tab-stop style:position="421118.90pt" style:type="right"/>
          <style:tab-stop style:position="-2.75pt"/>
        </style:tab-stops>
      </style:paragraph-properties>
    </style:style>
    <style:style style:name="P49" style:family="paragraph">
      <style:paragraph-properties fo:line-height="100.00%" fo:text-align="center" fo:margin-top="6.00pt" fo:margin-bottom="6.00pt"/>
    </style:style>
    <style:style style:name="P50" style:family="paragraph">
      <style:paragraph-properties fo:line-height="100.00%" fo:text-align="left" fo:margin-top="7.20pt" fo:margin-bottom="7.20pt"/>
    </style:style>
    <style:style style:name="P51" style:family="paragraph">
      <style:paragraph-properties fo:line-height="100.00%" fo:text-align="justify" fo:margin-left="2.75pt" fo:text-indent="-2.75pt">
        <style:tab-stops>
          <style:tab-stop style:position="430.70pt"/>
          <style:tab-stop style:position="3286.90pt" style:type="center"/>
          <style:tab-stop style:position="421118.90pt" style:type="right"/>
        </style:tab-stops>
      </style:paragraph-properties>
    </style:style>
    <style:style style:name="P52" style:family="paragraph">
      <style:paragraph-properties fo:line-height="100.00%" fo:text-align="left" fo:margin-top="7.20pt" fo:margin-bottom="7.20pt"/>
    </style:style>
    <style:style style:name="P53" style:family="paragraph">
      <style:paragraph-properties fo:line-height="100.00%" fo:text-align="justify" fo:margin-left="2.75pt" fo:text-indent="-2.75pt">
        <style:tab-stops>
          <style:tab-stop style:position="430.70pt"/>
          <style:tab-stop style:position="3286.90pt" style:type="center"/>
          <style:tab-stop style:position="421118.90pt" style:type="right"/>
        </style:tab-stops>
      </style:paragraph-properties>
    </style:style>
    <style:style style:name="P54" style:family="paragraph">
      <style:paragraph-properties fo:line-height="100.00%" fo:text-align="left" fo:margin-top="7.20pt" fo:margin-bottom="7.20pt"/>
    </style:style>
    <style:style style:name="P55" style:family="paragraph">
      <style:paragraph-properties fo:line-height="100.00%" fo:text-align="justify" fo:margin-left="2.75pt" fo:text-indent="-2.75pt">
        <style:tab-stops>
          <style:tab-stop style:position="430.70pt"/>
          <style:tab-stop style:position="3286.90pt" style:type="center"/>
          <style:tab-stop style:position="421118.90pt" style:type="right"/>
        </style:tab-stops>
      </style:paragraph-properties>
    </style:style>
    <style:style style:name="P56" style:family="paragraph">
      <style:paragraph-properties fo:line-height="100.00%" fo:text-align="left" fo:margin-top="7.20pt" fo:margin-bottom="7.20pt"/>
    </style:style>
    <style:style style:name="P57" style:family="paragraph">
      <style:paragraph-properties fo:line-height="100.00%" fo:text-align="justify" fo:margin-left="2.75pt" fo:text-indent="-2.75pt">
        <style:tab-stops>
          <style:tab-stop style:position="430.70pt"/>
          <style:tab-stop style:position="3286.90pt" style:type="center"/>
          <style:tab-stop style:position="421118.90pt" style:type="right"/>
        </style:tab-stops>
      </style:paragraph-properties>
    </style:style>
    <style:style style:name="P58" style:family="paragraph">
      <style:paragraph-properties fo:line-height="100.00%" fo:text-align="left"/>
    </style:style>
    <style:style style:name="P59" style:family="paragraph">
      <style:paragraph-properties fo:line-height="100.00%" fo:text-align="left" fo:margin-left="2.75pt" fo:text-indent="-2.75pt">
        <style:tab-stops>
          <style:tab-stop style:position="67.70pt"/>
          <style:tab-stop style:position="3286.90pt" style:type="center"/>
          <style:tab-stop style:position="421118.90pt" style:type="right"/>
        </style:tab-stops>
      </style:paragraph-properties>
    </style:style>
    <style:style style:name="P60" style:family="paragraph">
      <style:paragraph-properties fo:line-height="100.00%" fo:text-align="left" fo:margin-top="7.20pt" fo:margin-bottom="7.20pt"/>
    </style:style>
    <style:style style:name="P61" style:family="paragraph">
      <style:paragraph-properties fo:line-height="100.00%" fo:text-align="left" fo:margin-left="2.75pt" fo:text-indent="-2.75pt">
        <style:tab-stops>
          <style:tab-stop style:position="67.70pt"/>
          <style:tab-stop style:position="3286.90pt" style:type="center"/>
          <style:tab-stop style:position="421118.90pt" style:type="right"/>
        </style:tab-stops>
      </style:paragraph-properties>
    </style:style>
    <style:style style:name="P62" style:family="paragraph">
      <style:paragraph-properties fo:line-height="100.00%" fo:text-align="left" fo:margin-top="7.20pt" fo:margin-bottom="7.20pt"/>
    </style:style>
    <style:style style:name="P63" style:family="paragraph">
      <style:paragraph-properties fo:line-height="100.00%" fo:text-align="left" fo:margin-left="2.75pt" fo:text-indent="-2.75pt">
        <style:tab-stops>
          <style:tab-stop style:position="67.70pt"/>
          <style:tab-stop style:position="3286.90pt" style:type="center"/>
          <style:tab-stop style:position="421118.90pt" style:type="right"/>
        </style:tab-stops>
      </style:paragraph-properties>
    </style:style>
    <style:style style:name="P64" style:family="paragraph">
      <style:paragraph-properties fo:line-height="100.00%" fo:text-align="left" fo:margin-top="7.20pt" fo:margin-bottom="7.20pt"/>
    </style:style>
    <style:style style:name="P65" style:family="paragraph">
      <style:paragraph-properties fo:line-height="100.00%" fo:text-align="left" fo:margin-left="2.75pt" fo:text-indent="-2.75pt">
        <style:tab-stops>
          <style:tab-stop style:position="67.70pt"/>
          <style:tab-stop style:position="3286.90pt" style:type="center"/>
          <style:tab-stop style:position="421118.90pt" style:type="right"/>
        </style:tab-stops>
      </style:paragraph-properties>
    </style:style>
    <style:style style:name="P66" style:family="paragraph">
      <style:paragraph-properties fo:line-height="100.00%" fo:text-align="left"/>
    </style:style>
    <style:style style:name="P67" style:family="paragraph">
      <style:paragraph-properties fo:line-height="100.00%" fo:text-align="left" fo:margin-top="12.00pt" fo:margin-bottom="6.00pt"/>
    </style:style>
    <style:style style:name="P68" style:family="paragraph">
      <style:paragraph-properties fo:line-height="100.00%" fo:text-align="left" fo:margin-top="7.20pt" fo:margin-bottom="7.20pt"/>
    </style:style>
    <style:style style:name="P69" style:family="paragraph">
      <style:paragraph-properties fo:line-height="100.00%" fo:text-align="left"/>
    </style:style>
    <style:style style:name="P70"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1" style:family="paragraph">
      <style:paragraph-properties fo:line-height="100.00%" fo:text-align="center"/>
    </style:style>
    <style:style style:name="P72"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3"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4" style:family="paragraph">
      <style:paragraph-properties fo:line-height="100.00%" fo:text-align="left"/>
    </style:style>
    <style:style style:name="P75" style:family="paragraph">
      <style:paragraph-properties fo:line-height="100.00%" fo:text-align="justify" fo:margin-left="2.75pt" fo:text-indent="-2.75pt">
        <style:tab-stops>
          <style:tab-stop style:position="246.55pt"/>
          <style:tab-stop style:position="3286.90pt" style:type="center"/>
        </style:tab-stops>
      </style:paragraph-properties>
    </style:style>
    <style:style style:name="P76" style:family="paragraph">
      <style:paragraph-properties fo:line-height="100.00%" fo:text-align="center" fo:margin-top="6.00pt" fo:margin-bottom="6.00pt"/>
    </style:style>
    <style:style style:name="P77" style:family="paragraph">
      <style:paragraph-properties fo:line-height="100.00%" fo:text-align="left" fo:margin-top="7.20pt" fo:margin-bottom="7.20pt"/>
    </style:style>
    <style:style style:name="P78" style:family="paragraph">
      <style:paragraph-properties fo:line-height="100.00%" fo:text-align="left" fo:margin-top="6.00pt" fo:margin-bottom="6.00pt"/>
    </style:style>
    <style:style style:name="P79" style:family="paragraph">
      <style:paragraph-properties fo:line-height="100.00%" fo:text-align="left" fo:margin-top="7.20pt" fo:margin-bottom="7.20pt"/>
    </style:style>
    <style:style style:name="P80"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81" style:family="paragraph">
      <style:paragraph-properties fo:line-height="100.00%" fo:text-align="left" fo:margin-top="7.20pt" fo:margin-bottom="7.20pt"/>
    </style:style>
    <style:style style:name="P82"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83"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84" style:family="paragraph">
      <style:paragraph-properties fo:line-height="100.00%" fo:text-align="left" fo:margin-top="7.20pt" fo:margin-bottom="7.20pt"/>
    </style:style>
    <style:style style:name="P85"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86" style:family="paragraph">
      <style:paragraph-properties fo:line-height="100.00%" fo:text-align="left" fo:margin-top="7.20pt" fo:margin-bottom="7.20pt"/>
    </style:style>
    <style:style style:name="P87"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88" style:family="paragraph">
      <style:paragraph-properties fo:line-height="100.00%" fo:text-align="left" fo:margin-top="7.20pt" fo:margin-bottom="7.20pt"/>
    </style:style>
    <style:style style:name="P89"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90" style:family="paragraph">
      <style:paragraph-properties fo:line-height="100.00%" fo:text-align="left" fo:margin-top="7.20pt" fo:margin-bottom="7.20pt"/>
    </style:style>
    <style:style style:name="P91" style:family="paragraph">
      <style:paragraph-properties fo:line-height="100.00%" fo:text-align="justify" fo:margin-left="2.75pt" fo:text-indent="-2.75pt">
        <style:tab-stops>
          <style:tab-stop style:position="423.45pt"/>
          <style:tab-stop style:position="3286.90pt" style:type="center"/>
          <style:tab-stop style:position="421118.90pt" style:type="right"/>
        </style:tab-stops>
      </style:paragraph-properties>
    </style:style>
    <style:style style:name="P92" style:family="paragraph">
      <style:paragraph-properties fo:line-height="100.00%" fo:text-align="left"/>
    </style:style>
    <style:style style:name="P93" style:family="paragraph">
      <style:paragraph-properties fo:line-height="100.00%" fo:text-align="left" fo:margin-top="12.00pt" fo:margin-bottom="6.00pt"/>
    </style:style>
    <style:style style:name="P94" style:family="paragraph">
      <style:paragraph-properties fo:line-height="100.00%" fo:text-align="left" fo:margin-top="7.20pt" fo:margin-bottom="7.2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top="7.20pt" fo:margin-bottom="7.20pt"/>
    </style:style>
    <style:style style:name="P97" style:family="paragraph">
      <style:paragraph-properties fo:line-height="100.00%" fo:text-align="justify" fo:margin-left="2.75pt" fo:text-indent="-2.75pt">
        <style:tab-stops>
          <style:tab-stop style:position="80.35pt"/>
          <style:tab-stop style:position="3286.90pt" style:type="center"/>
          <style:tab-stop style:position="421118.90pt" style:type="right"/>
          <style:tab-stop style:position="-2.75pt"/>
          <style:tab-stop style:position="80.35pt"/>
          <style:tab-stop style:position="3286.90pt" style:type="center"/>
        </style:tab-stops>
      </style:paragraph-properties>
    </style:style>
    <style:style style:name="P98" style:family="paragraph">
      <style:paragraph-properties fo:line-height="100.00%" fo:text-align="left"/>
    </style:style>
    <style:style style:name="P99" style:family="paragraph">
      <style:paragraph-properties fo:line-height="100.00%" fo:text-align="justify" fo:margin-left="2.75pt" fo:text-indent="-2.75pt">
        <style:tab-stops>
          <style:tab-stop style:position="80.35pt"/>
          <style:tab-stop style:position="3286.90pt" style:type="center"/>
          <style:tab-stop style:position="421118.90pt" style:type="right"/>
          <style:tab-stop style:position="-2.75pt"/>
          <style:tab-stop style:position="80.35pt"/>
          <style:tab-stop style:position="3286.90pt" style:type="center"/>
        </style:tab-stops>
      </style:paragraph-properties>
    </style:style>
    <style:style style:name="P100" style:family="paragraph">
      <style:paragraph-properties fo:line-height="100.00%" fo:text-align="justify" fo:margin-left="2.75pt" fo:text-indent="-2.75pt">
        <style:tab-stops>
          <style:tab-stop style:position="80.35pt"/>
          <style:tab-stop style:position="3286.90pt" style:type="center"/>
          <style:tab-stop style:position="421118.90pt" style:type="right"/>
          <style:tab-stop style:position="-2.75pt"/>
          <style:tab-stop style:position="80.35pt"/>
          <style:tab-stop style:position="3286.90pt" style:type="center"/>
        </style:tab-stops>
      </style:paragraph-properties>
    </style:style>
    <style:style style:name="P101" style:family="paragraph">
      <style:paragraph-properties fo:line-height="100.00%" fo:text-align="left"/>
    </style:style>
    <style:style style:name="P102" style:family="paragraph">
      <style:paragraph-properties fo:line-height="100.00%" fo:text-align="justify" fo:margin-left="2.75pt" fo:text-indent="-2.75pt">
        <style:tab-stops>
          <style:tab-stop style:position="80.35pt"/>
          <style:tab-stop style:position="3286.90pt" style:type="center"/>
          <style:tab-stop style:position="421118.90pt" style:type="right"/>
          <style:tab-stop style:position="-2.75pt"/>
          <style:tab-stop style:position="80.35pt"/>
          <style:tab-stop style:position="3286.90pt" style:type="center"/>
        </style:tab-stops>
      </style:paragraph-properties>
    </style:style>
    <style:style style:name="P103" style:family="paragraph">
      <style:paragraph-properties fo:line-height="100.00%" fo:text-align="left"/>
    </style:style>
    <style:style style:name="P104" style:family="paragraph">
      <style:paragraph-properties fo:line-height="100.00%" fo:text-align="justify" fo:margin-left="2.75pt" fo:text-indent="-2.75pt">
        <style:tab-stops>
          <style:tab-stop style:position="80.35pt"/>
          <style:tab-stop style:position="3286.90pt" style:type="center"/>
          <style:tab-stop style:position="421118.90pt" style:type="right"/>
          <style:tab-stop style:position="-2.75pt"/>
          <style:tab-stop style:position="80.35pt"/>
          <style:tab-stop style:position="3286.90pt" style:type="center"/>
        </style:tab-stops>
      </style:paragraph-properties>
    </style:style>
    <style:style style:name="P105" style:family="paragraph">
      <style:paragraph-properties fo:line-height="100.00%" fo:text-align="center" fo:margin-top="6.00pt" fo:margin-bottom="6.00pt"/>
    </style:style>
    <style:style style:name="P106" style:family="paragraph">
      <style:paragraph-properties fo:line-height="100.00%" fo:text-align="left" fo:margin-top="12.00pt" fo:margin-bottom="6.00pt"/>
    </style:style>
    <style:style style:name="P107" style:family="paragraph">
      <style:paragraph-properties fo:line-height="100.00%" fo:text-align="left" fo:margin-top="7.20pt" fo:margin-bottom="7.20pt"/>
    </style:style>
    <style:style style:name="P108"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09" style:family="paragraph">
      <style:paragraph-properties fo:line-height="100.00%" fo:text-align="left" fo:margin-top="7.20pt" fo:margin-bottom="7.20pt"/>
    </style:style>
    <style:style style:name="P110"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11"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12" style:family="paragraph">
      <style:paragraph-properties fo:line-height="100.00%" fo:text-align="left" fo:margin-top="7.20pt" fo:margin-bottom="7.20pt"/>
    </style:style>
    <style:style style:name="P113"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14" style:family="paragraph">
      <style:paragraph-properties fo:line-height="100.00%" fo:text-align="left" fo:margin-top="7.20pt" fo:margin-bottom="7.20pt"/>
    </style:style>
    <style:style style:name="P115"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16" style:family="paragraph">
      <style:paragraph-properties fo:line-height="100.00%" fo:text-align="left" fo:margin-top="12.00pt" fo:margin-bottom="6.00pt"/>
    </style:style>
    <style:style style:name="P117" style:family="paragraph">
      <style:paragraph-properties fo:line-height="100.00%" fo:text-align="left" fo:margin-top="7.20pt" fo:margin-bottom="7.20pt"/>
    </style:style>
    <style:style style:name="P118"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19" style:family="paragraph">
      <style:paragraph-properties fo:line-height="100.00%" fo:text-align="left" fo:margin-top="7.20pt" fo:margin-bottom="7.20pt"/>
    </style:style>
    <style:style style:name="P120"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21"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22" style:family="paragraph">
      <style:paragraph-properties fo:line-height="100.00%" fo:text-align="left" fo:margin-top="7.20pt" fo:margin-bottom="7.20pt"/>
    </style:style>
    <style:style style:name="P123"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24" style:family="paragraph">
      <style:paragraph-properties fo:line-height="100.00%" fo:text-align="left" fo:margin-top="7.20pt" fo:margin-bottom="7.20pt"/>
    </style:style>
    <style:style style:name="P125"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26" style:family="paragraph">
      <style:paragraph-properties fo:line-height="100.00%" fo:text-align="left" fo:margin-top="7.20pt" fo:margin-bottom="7.20pt"/>
    </style:style>
    <style:style style:name="P127"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28" style:family="paragraph">
      <style:paragraph-properties fo:line-height="100.00%" fo:text-align="left" fo:margin-top="7.20pt" fo:margin-bottom="7.20pt"/>
    </style:style>
    <style:style style:name="P129"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30" style:family="paragraph">
      <style:paragraph-properties fo:line-height="100.00%" fo:text-align="left" fo:margin-top="7.20pt" fo:margin-bottom="7.20pt"/>
    </style:style>
    <style:style style:name="P131"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32" style:family="paragraph">
      <style:paragraph-properties fo:line-height="100.00%" fo:text-align="left" fo:margin-top="7.20pt" fo:margin-bottom="7.20pt"/>
    </style:style>
    <style:style style:name="P133" style:family="paragraph">
      <style:paragraph-properties fo:line-height="100.00%" fo:text-align="justify" fo:margin-left="2.75pt" fo:text-indent="-2.75pt">
        <style:tab-stops>
          <style:tab-stop style:position="424.15pt"/>
          <style:tab-stop style:position="3286.90pt" style:type="center"/>
          <style:tab-stop style:position="421118.90pt" style:type="right"/>
        </style:tab-stops>
      </style:paragraph-properties>
    </style:style>
    <style:style style:name="P134" style:family="paragraph">
      <style:paragraph-properties fo:line-height="100.00%" fo:text-align="left"/>
    </style:style>
    <style:style style:name="P135" style:family="paragraph">
      <style:paragraph-properties fo:line-height="100.00%" fo:text-align="left" fo:margin-top="12.00pt" fo:margin-bottom="6.00pt"/>
    </style:style>
    <style:style style:name="P136"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37" style:family="paragraph">
      <style:paragraph-properties fo:line-height="100.00%" fo:text-align="left"/>
    </style:style>
    <style:style style:name="P138"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39"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40" style:family="paragraph">
      <style:paragraph-properties fo:line-height="100.00%" fo:text-align="left"/>
    </style:style>
    <style:style style:name="P141"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42" style:family="paragraph">
      <style:paragraph-properties fo:line-height="100.00%" fo:text-align="left"/>
    </style:style>
    <style:style style:name="P143"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44" style:family="paragraph">
      <style:paragraph-properties fo:line-height="100.00%" fo:text-align="left"/>
    </style:style>
    <style:style style:name="P145"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46" style:family="paragraph">
      <style:paragraph-properties fo:line-height="100.00%" fo:text-align="left"/>
    </style:style>
    <style:style style:name="P147"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48" style:family="paragraph">
      <style:paragraph-properties fo:line-height="100.00%" fo:text-align="left"/>
    </style:style>
    <style:style style:name="P149" style:family="paragraph">
      <style:paragraph-properties fo:line-height="100.00%" fo:text-align="justify" fo:margin-left="2.75pt" fo:text-indent="-2.75pt">
        <style:tab-stops>
          <style:tab-stop style:position="433.55pt"/>
          <style:tab-stop style:position="3286.90pt" style:type="center"/>
        </style:tab-stops>
      </style:paragraph-properties>
    </style:style>
    <style:style style:name="P150" style:family="paragraph">
      <style:paragraph-properties fo:line-height="100.00%" fo:text-align="left"/>
    </style:style>
    <style:style style:name="TableColumn0100" style:family="table-column">
      <style:table-column-properties style:column-width="3.462500in"/>
    </style:style>
    <style:style style:name="TableColumn0101" style:family="table-column">
      <style:table-column-properties style:column-width="3.462500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6.009722in"/>
    </style:style>
    <style:style style:name="TableColumn0201" style:family="table-column">
      <style:table-column-properties style:column-width="0.460417in"/>
    </style:style>
    <style:style style:name="TableColumn0202" style:family="table-column">
      <style:table-column-properties style:column-width="0.454861in"/>
    </style:style>
    <style:style style:name="Table02" style:family="table">
      <style:table-properties style:width="6.925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1.731250in"/>
    </style:style>
    <style:style style:name="TableColumn0301" style:family="table-column">
      <style:table-column-properties style:column-width="1.731250in"/>
    </style:style>
    <style:style style:name="TableColumn0302" style:family="table-column">
      <style:table-column-properties style:column-width="1.731250in"/>
    </style:style>
    <style:style style:name="TableColumn0303" style:family="table-column">
      <style:table-column-properties style:column-width="1.731250in"/>
    </style:style>
    <style:style style:name="Table03" style:family="table">
      <style:table-properties style:width="6.925000in" fo:margin-left="0.000000in" style:writing-mode="lr" table:align="left" style:may-break-between-rows="true"/>
    </style:style>
    <style:style style:name="TableRow0300" style:family="table-row">
      <style:table-row-properties style:min-row-height="0.604167in"/>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min-row-height="0.156250in"/>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min-row-height="0.156250in"/>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4" style:family="table-row">
      <style:table-row-properties style:min-row-height="0.156250in"/>
    </style:style>
    <style:style style:name="TableCell03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6.020139in"/>
    </style:style>
    <style:style style:name="TableColumn0401" style:family="table-column">
      <style:table-column-properties style:column-width="0.460417in"/>
    </style:style>
    <style:style style:name="TableColumn0402" style:family="table-column">
      <style:table-column-properties style:column-width="0.454861in"/>
    </style:style>
    <style:style style:name="Table04" style:family="table">
      <style:table-properties style:width="6.93541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0.978472in"/>
    </style:style>
    <style:style style:name="TableColumn0501" style:family="table-column">
      <style:table-column-properties style:column-width="1.804167in"/>
    </style:style>
    <style:style style:name="TableColumn0502" style:family="table-column">
      <style:table-column-properties style:column-width="4.152778in"/>
    </style:style>
    <style:style style:name="Table05" style:family="table">
      <style:table-properties style:width="6.93541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3.462500in"/>
    </style:style>
    <style:style style:name="TableColumn0601" style:family="table-column">
      <style:table-column-properties style:column-width="3.462500in"/>
    </style:style>
    <style:style style:name="Table06" style:family="table">
      <style:table-properties style:width="6.925000in" fo:margin-left="0.000000in" style:writing-mode="lr" table:align="left" style:may-break-between-rows="fals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5.919444in"/>
    </style:style>
    <style:style style:name="TableColumn0701" style:family="table-column">
      <style:table-column-properties style:column-width="0.490972in"/>
    </style:style>
    <style:style style:name="TableColumn0702" style:family="table-column">
      <style:table-column-properties style:column-width="0.514583in"/>
    </style:style>
    <style:style style:name="Table07" style:family="table">
      <style:table-properties style:width="6.92500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2" style:family="table-row">
      <style:table-row-properties/>
    </style:style>
    <style:style style:name="TableCell07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3" style:family="table-row">
      <style:table-row-properties/>
    </style:style>
    <style:style style:name="TableCell07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4" style:family="table-row">
      <style:table-row-properties/>
    </style:style>
    <style:style style:name="TableCell07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1.154167in"/>
    </style:style>
    <style:style style:name="TableColumn0801" style:family="table-column">
      <style:table-column-properties style:column-width="1.154167in"/>
    </style:style>
    <style:style style:name="TableColumn0802" style:family="table-column">
      <style:table-column-properties style:column-width="1.154167in"/>
    </style:style>
    <style:style style:name="TableColumn0803" style:family="table-column">
      <style:table-column-properties style:column-width="1.154167in"/>
    </style:style>
    <style:style style:name="TableColumn0804" style:family="table-column">
      <style:table-column-properties style:column-width="1.154167in"/>
    </style:style>
    <style:style style:name="TableColumn0805" style:family="table-column">
      <style:table-column-properties style:column-width="1.154167in"/>
    </style:style>
    <style:style style:name="Table08" style:family="table">
      <style:table-properties style:width="6.92500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801" style:family="table-row">
      <style:table-row-properties/>
    </style:style>
    <style:style style:name="TableCell08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802" style:family="table-row">
      <style:table-row-properties/>
    </style:style>
    <style:style style:name="TableCell08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900" style:family="table-column">
      <style:table-column-properties style:column-width="5.929167in"/>
    </style:style>
    <style:style style:name="TableColumn0901" style:family="table-column">
      <style:table-column-properties style:column-width="0.461111in"/>
    </style:style>
    <style:style style:name="TableColumn0902" style:family="table-column">
      <style:table-column-properties style:column-width="0.534722in"/>
    </style:style>
    <style:style style:name="Table09" style:family="table">
      <style:table-properties style:width="6.92500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901" style:family="table-row">
      <style:table-row-properties/>
    </style:style>
    <style:style style:name="TableCell09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902" style:family="table-row">
      <style:table-row-properties/>
    </style:style>
    <style:style style:name="TableCell09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1000" style:family="table-column">
      <style:table-column-properties style:column-width="5.929167in"/>
    </style:style>
    <style:style style:name="TableColumn1001" style:family="table-column">
      <style:table-column-properties style:column-width="0.490972in"/>
    </style:style>
    <style:style style:name="TableColumn1002" style:family="table-column">
      <style:table-column-properties style:column-width="0.504861in"/>
    </style:style>
    <style:style style:name="Table10" style:family="table">
      <style:table-properties style:width="6.925000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1" style:family="table-row">
      <style:table-row-properties/>
    </style:style>
    <style:style style:name="TableCell10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2" style:family="table-row">
      <style:table-row-properties/>
    </style:style>
    <style:style style:name="TableCell10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3" style:family="table-row">
      <style:table-row-properties/>
    </style:style>
    <style:style style:name="TableCell10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4" style:family="table-row">
      <style:table-row-properties/>
    </style:style>
    <style:style style:name="TableCell10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5" style:family="table-row">
      <style:table-row-properties/>
    </style:style>
    <style:style style:name="TableCell10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6" style:family="table-row">
      <style:table-row-properties/>
    </style:style>
    <style:style style:name="TableCell10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1100" style:family="table-column">
      <style:table-column-properties style:column-width="6.059722in"/>
    </style:style>
    <style:style style:name="TableColumn1101" style:family="table-column">
      <style:table-column-properties style:column-width="0.865278in"/>
    </style:style>
    <style:style style:name="Table11" style:family="table">
      <style:table-properties style:width="6.925000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101" style:family="table-row">
      <style:table-row-properties/>
    </style:style>
    <style:style style:name="TableCell1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102" style:family="table-row">
      <style:table-row-properties/>
    </style:style>
    <style:style style:name="TableCell1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103" style:family="table-row">
      <style:table-row-properties/>
    </style:style>
    <style:style style:name="TableCell1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104" style:family="table-row">
      <style:table-row-properties/>
    </style:style>
    <style:style style:name="TableCell1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105" style:family="table-row">
      <style:table-row-properties/>
    </style:style>
    <style:style style:name="TableCell1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text:span><text:span text:style-name="T2"><text:s/></text:span></text:p>
      <text:p text:style-name="P2"><text:span text:style-name="T3"/></text:p>
      <text:p text:style-name="P2"><text:span text:style-name="T4">–</text:span><text:span text:style-name="T5"><text:s/></text:span></text:p>
      <text:p text:style-name="P2"><text:span text:style-name="T6"/></text:p>
      <text:p text:style-name="P2"><text:span text:style-name="T6"/></text:p>
      <text:p text:style-name="P3"><text:span text:style-name="T6"/></text:p>
      <table:table table:style-name="Table01">
        <table:table-column table:style-name="TableColumn0100"/>
        <table:table-column table:style-name="TableColumn0101"/>
        <table:table-row table:style-name="TableRow0100">
          <table:table-cell table:style-name="TableCell010000">
            <text:p text:style-name="P5"><text:span text:style-name="T7">Nom, prénom, matricule des membres de l'équipe</text:span><text:span text:style-name="T8"/></text:p>
          </table:table-cell>
          <table:table-cell table:style-name="TableCell010001">
            <text:p text:style-name="P5"><text:span text:style-name="T8"/></text:p>
          </table:table-cell>
        </table:table-row>
        <table:table-row table:style-name="TableRow0101">
          <table:table-cell table:style-name="TableCell010100">
            <text:p text:style-name="P8"><text:span text:style-name="T9">Note finale sur 20</text:span><text:span text:style-name="T10"/></text:p>
          </table:table-cell>
          <table:table-cell table:style-name="TableCell010101">
            <text:p text:style-name="P8"><text:span text:style-name="T11">0</text:span><text:span text:style-name="T12"/></text:p>
          </table:table-cell>
        </table:table-row>
      </table:table>
      <text:p text:style-name="P10"><text:span text:style-name="T12"/></text:p>
      <text:p text:style-name="P11"><text:span text:style-name="T13">Problématique</text:span></text:p>
      <text:p text:style-name="P12"><draw:frame text:anchor-type="as-char" svg:width="45.77mm" svg:height="45.77mm" style:rel-width="scale" style:rel-height="scale"><draw:object-ole xlink:href="OleObj1"/><draw:image xlink:href="ObjectReplacements/OleObj1"/></draw:frame><text:span text:style-name="T15">Illustration : Exemple de fractale du dragon</text:span></text:p>
      <text:p text:style-name="P13"><text:span text:style-name="T16">Le but du laboratoire est de paralléliser le calcul du dessin de la fractale du dragon, dont un exemple se trouve à l'illustration . Il s'agit d'une fractale autosimilaire, dont les dimensions et la complexité augmentent selon le nombre d'itérations de son algorithme.</text:span></text:p>
      <text:p text:style-name="P13"><text:span text:style-name="T16">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span></text:p>
      <text:p text:style-name="P13"><text:span text:style-name="T16">Vous devez paralléliser le code avec les librairies PThread et Threading Building Block (TBB). Les fonctions à implanter se trouvent dans<text:s/></text:span><text:span text:style-name="T17">dragon_pthread.c</text:span><text:span text:style-name="T18"><text:s/>et<text:s/></text:span><text:span text:style-name="T19">dragon_tbb.c</text:span><text:span text:style-name="T20">. Vous devez comparer les performances obtenues avec ces deux librairies.</text:span></text:p>
      <text:p text:style-name="P14"><text:span text:style-name="T21">À propos de<text:s/></text:span><text:span text:style-name="T22">dragonizer</text:span></text:p>
      <text:p text:style-name="P15"><text:span text:style-name="T23">Les sources du laboratoire sont compilées avec<text:s/></text:span><text:span text:style-name="T24">autoconf</text:span><text:span text:style-name="T25"><text:s/>et<text:s/></text:span><text:span text:style-name="T26">automake</text:span><text:span text:style-name="T27">. Voir le fichier<text:s/></text:span><text:span text:style-name="T28">README</text:span><text:span text:style-name="T29"><text:s/>pour plus de détails sur la compilation, les options pour le débogage et les dépendances de compilation pour Fedora et Ubuntu.</text:span></text:p>
      <text:p text:style-name="P15"><text:span text:style-name="T29">La compilation produit le binaire exécutable<text:s/></text:span><text:span text:style-name="T30">dragonizer</text:span><text:span text:style-name="T31">. Il comprend les commandes suivantes :<text:s/></text:span><text:span text:style-name="T32">limits</text:span><text:span text:style-name="T33">,<text:s/></text:span><text:span text:style-name="T34">draw</text:span><text:span text:style-name="T35"><text:s/>et<text:s/></text:span><text:span text:style-name="T36">check</text:span><text:span text:style-name="T37">. La commande<text:s/></text:span><text:span text:style-name="T38">limits</text:span><text:span text:style-name="T39"><text:s/>effectue uniquement la première étape du calcul du dragon, soit le calcul de sa dimension. La commande<text:s/></text:span><text:span text:style-name="T40">draw</text:span><text:span text:style-name="T41"><text:s/>effectue toutes les étapes et produit l'image du dragon. Finalement, la commande<text:s/></text:span><text:span text:style-name="T42">check</text:span><text:span text:style-name="T43"><text:s/>compare les résultats obtenus de la version série aux résultats obtenus avec les versions parallèles. Votre code parallèle doit passer le test<text:s/></text:span><text:span text:style-name="T44">check</text:span><text:span text:style-name="T45">. </text:span></text:p>
      <text:p text:style-name="P15"><text:span text:style-name="T45">Le nombre d'itérations du dragon peut être spécifié par l'option<text:s/></text:span><text:span text:style-name="T46">size</text:span><text:span text:style-name="T47">, ou l'option<text:s/></text:span><text:span text:style-name="T48">power</text:span><text:span text:style-name="T49">. L'option power défini le nombre d'itération selon une puissance de 2.</text:span></text:p>
      <text:p text:style-name="P16"><text:span text:style-name="T49">La librairie à utiliser pour les calculs est spécifiée par l'option<text:s/></text:span><text:span text:style-name="T50">lib</text:span><text:span text:style-name="T51">, et comprend<text:s/></text:span><text:span text:style-name="T52">serial</text:span><text:span text:style-name="T53">,<text:s/></text:span><text:span text:style-name="T54">tbb</text:span><text:span text:style-name="T55"><text:s/>et<text:s/></text:span><text:span text:style-name="T56">pthread</text:span><text:span text:style-name="T57">.</text:span></text:p>
      <text:p text:style-name="P16"><text:span text:style-name="T57">Les images peuvent être visualisées avec Eye Of Gnome (eog). Se référer à l'aide de<text:s/></text:span><text:span text:style-name="T58">dragonizer</text:span><text:span text:style-name="T59"><text:s/>pour les autres options disponibles. Voici un exemple d'exécution générant un dragon d'un nombre d'itération </text:span></text:p>
      <text:p text:style-name="P17"><text:span text:style-name="T60">./src/dragonizer --cmd draw --output out.pgm --power 25 --lib serial</text:span></text:p>
      <text:p text:style-name="P18"><text:span text:style-name="T61">Décompression et compilation</text:span></text:p>
      <text:p text:style-name="P19"><text:span text:style-name="T62">Voici les étapes à suivre pour décompresser et compiler l'archive du code source de départ. La procédure est la même pour tous les laboratoires du cours .</text:span></text:p>
      <text:p text:style-name="P19"><text:span text:style-name="T63"># Décompressez l'archive</text:span></text:p>
      <text:p text:style-name="P19"><text:span text:style-name="T63">$ tar xzvf inf8601-lab1-2.2.1.tar.gz</text:span></text:p>
      <text:p text:style-name="P19"><text:span text:style-name="T63">$ cd inf8601-lab1-2.2.1</text:span></text:p>
      <text:p text:style-name="P19"><text:span text:style-name="T63"># Par mesure de sécurité, le serveur de fichier enlève la permission d'exécution. Exécutez le script fixperms.sh pour corriger les permissions.</text:span></text:p>
      <text:p text:style-name="P19"><text:span text:style-name="T63"># Générez le fichier de configuration</text:span></text:p>
      <text:p text:style-name="P19"><text:span text:style-name="T63">$ ./autogen.sh</text:span></text:p>
      <text:p text:style-name="P19"><text:span text:style-name="T63">$ sh -x fixperms.sh</text:span></text:p>
      <text:p text:style-name="P19"><text:span text:style-name="T63"># Configurez les sources</text:span></text:p>
      <text:p text:style-name="P19"><text:span text:style-name="T63">$ ./configure</text:span></text:p>
      <text:p text:style-name="P19"><text:span text:style-name="T63"># Compilez les sources</text:span></text:p>
      <text:p text:style-name="P19"><text:span text:style-name="T63">$ make</text:span></text:p>
      <text:p text:style-name="P19"><text:span text:style-name="T63"># Exécutez les tests</text:span></text:p>
      <text:p text:style-name="P19"><text:span text:style-name="T63">$ make check</text:span></text:p>
      <text:p text:style-name="P20"><text:span text:style-name="T64">Informations techniques</text:span></text:p>
      <text:list text:style-name="L21">
        <text:list-item>
          <text:p text:style-name="P21"><text:span text:style-name="T65">Répondez directement dans le questionnaire ODT avec Libre Office.</text:span></text:p>
        </text:list-item>
        <text:list-item>
          <text:p text:style-name="P21"><text:span text:style-name="T65">Remettez le questionnaire en format ODT.</text:span></text:p>
        </text:list-item>
        <text:list-item>
          <text:p text:style-name="P21"><text:span text:style-name="T65">La correction se fera directement dans le document électronique.</text:span></text:p>
        </text:list-item>
        <text:list-item>
          <text:p text:style-name="P21"><text:span text:style-name="T65">Le questionnaire rempli et le code doivent être remis par Moodle dans une archive tar.gz.</text:span></text:p>
        </text:list-item>
        <text:list-item>
          <text:p text:style-name="P21"><text:span text:style-name="T65">Une seule personne de l'équipe doit effectuer la remise sur Moodle.</text:span></text:p>
        </text:list-item>
        <text:list-item>
          <text:p text:style-name="P21"><text:span text:style-name="T65">Pour la remise, compilez l'archive tar.gz avec la commande<text:s/></text:span><text:span text:style-name="T66">make dist</text:span><text:span text:style-name="T67">.</text:span></text:p>
        </text:list-item>
        <text:list-item>
          <text:p text:style-name="P21"><text:span text:style-name="T67">Vérifiez que l'archive que vous remettez contient tous les fichiers nécessaire.</text:span></text:p>
        </text:list-item>
        <text:list-item>
          <text:p text:style-name="P21"><text:span text:style-name="T67">Pour obtenir les mesures de performance, compilez avec l'optimisation -O2.</text:span></text:p>
        </text:list-item>
        <text:list-item>
          <text:p text:style-name="P21"><text:span text:style-name="T67">Recommencez une expérience si vous jugez que les données sont anormales.</text:span></text:p>
        </text:list-item>
        <text:list-item>
          <text:p text:style-name="P21"><text:span text:style-name="T67">Utilisez les machines du laboratoire pour obtenir vos résultats.</text:span></text:p>
        </text:list-item>
        <text:list-item>
          <text:p text:style-name="P21"><text:span text:style-name="T67">10% de la note finale peut être enlevée pour la mauvaise qualité de la langue.</text:span></text:p>
        </text:list-item>
      </text:list>
      <text:p text:style-name="P22"><text:span text:style-name="T68"/></text:p>
      <text:p text:style-name="P22"><text:span text:style-name="T69">Analyse préliminaire [ 5 pts ]</text:span></text:p>
      <text:p text:style-name="P23"><text:span text:style-name="T70">Identifiez les fonctions qui utilisent la plus grande proportion de temps de calcul pour la commande<text:s/></text:span><text:span text:style-name="T71">draw</text:span><text:span text:style-name="T72"><text:s/>avec<text:s/></text:span><text:span text:style-name="T73">valgrind</text:span><text:span text:style-name="T74">. Utilisez un dragon de puissance 25 pour le profilage. Ouvrez le fichier de résultat avec<text:s/></text:span><text:span text:style-name="T75">kcachegrind</text:span><text:span text:style-name="T76">. Voici un exemple de profilage utilisant<text:s/></text:span><text:span text:style-name="T77">valgrind</text:span><text:span text:style-name="T78"><text:s/>.</text:span></text:p>
      <text:p text:style-name="P23"><text:span text:style-name="T79">valgrind --tool=callgrind ./src/dragonizer --cmd draw --power 25 --lib serial</text:span></text:p>
      <text:p text:style-name="P24"><text:span text:style-name="T80"/></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26"><text:span text:style-name="T81">Inscrivez dans le tableau les 4fonctions qui utilisent le plus de temps de calcul.<text:s/></text:span><text:span text:style-name="T82"/></text:p>
          </table:table-cell>
          <table:table-cell table:style-name="TableCell020001">
            <text:p text:style-name="P26"><text:span text:style-name="T82"/></text:p>
          </table:table-cell>
          <table:table-cell table:style-name="TableCell020002">
            <text:p text:style-name="P26"><text:span text:style-name="T83"><text:s/>/1pt</text:span><text:span text:style-name="T84"/></text:p>
          </table:table-cell>
        </table:table-row>
        <table:table-row table:style-name="TableRow0201">
          <table:table-cell table:style-name="TableCell020100">
            <text:p text:style-name="P29"><text:span text:style-name="T85">Inscrivez le facteur d'accélération maximal pour 6 et 8fils d'exécution selon la loi d'Amdahl pour chaque fonction.</text:span><text:span text:style-name="T86"/></text:p>
          </table:table-cell>
          <table:table-cell table:style-name="TableCell020101">
            <text:p text:style-name="P29"><text:span text:style-name="T86"/></text:p>
          </table:table-cell>
          <table:table-cell table:style-name="TableCell020102">
            <text:p text:style-name="P29"><text:span text:style-name="T87"><text:s/>/1pt</text:span><text:span text:style-name="T88"/></text:p>
          </table:table-cell>
        </table:table-row>
      </table:table>
      <text:p text:style-name="P31"><text:span text:style-name="T88"/></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ext:p text:style-name="P33"><text:span text:style-name="T89">Fonction</text:span><text:span text:style-name="T90"/></text:p>
          </table:table-cell>
          <table:table-cell table:style-name="TableCell030001">
            <text:p text:style-name="P33"><text:span text:style-name="T91">Pourcentage</text:span><text:span text:style-name="T92"/></text:p>
          </table:table-cell>
          <table:table-cell table:style-name="TableCell030002">
            <text:p text:style-name="P33"><text:span text:style-name="T93">Facteur d'accélération maximal</text:span></text:p>
            <text:p text:style-name="P33"><text:span text:style-name="T93">à 6fils d'exécution</text:span><text:span text:style-name="T94"/></text:p>
          </table:table-cell>
          <table:table-cell table:style-name="TableCell030003">
            <text:p text:style-name="P33"><text:span text:style-name="T95">Facteur d'accélération maximal</text:span></text:p>
            <text:p text:style-name="P33"><text:span text:style-name="T95">à 8fils d'exécution</text:span><text:span text:style-name="T96"/></text:p>
          </table:table-cell>
        </table:table-row>
        <table:table-row table:style-name="TableRow0301">
          <table:table-cell table:style-name="TableCell030100">
            <text:p text:style-name="P36"><text:span text:style-name="T96">dragon_draw_serial</text:span></text:p>
          </table:table-cell>
          <table:table-cell table:style-name="TableCell030101">
            <text:p text:style-name="P36"><text:span text:style-name="T96">12.03</text:span></text:p>
          </table:table-cell>
          <table:table-cell table:style-name="TableCell030102">
            <text:p text:style-name="P36"><text:span text:style-name="T97">1.1114<text:s text:c="2"/></text:span><text:span text:style-name="T98">(3.7465)</text:span></text:p>
          </table:table-cell>
          <table:table-cell table:style-name="TableCell030103">
            <text:p text:style-name="P36"><text:span text:style-name="T99">1.1176<text:s/></text:span><text:span text:style-name="T100">(4.3429)</text:span></text:p>
          </table:table-cell>
        </table:table-row>
        <table:table-row table:style-name="TableRow0302">
          <table:table-cell table:style-name="TableCell030200">
            <text:p text:style-name="P39"><text:span text:style-name="T100">scale_dragon</text:span></text:p>
          </table:table-cell>
          <table:table-cell table:style-name="TableCell030201">
            <text:p text:style-name="P39"><text:span text:style-name="T100">33.75</text:span></text:p>
          </table:table-cell>
          <table:table-cell table:style-name="TableCell030202">
            <text:p text:style-name="P39"><text:span text:style-name="T101">1.3913<text:s/></text:span><text:span text:style-name="T102">(2.2326)</text:span></text:p>
          </table:table-cell>
          <table:table-cell table:style-name="TableCell030203">
            <text:p text:style-name="P39"><text:span text:style-name="T103">1.4191<text:s/></text:span><text:span text:style-name="T104">(2.3792)</text:span></text:p>
          </table:table-cell>
        </table:table-row>
        <table:table-row table:style-name="TableRow0303">
          <table:table-cell table:style-name="TableCell030300">
            <text:p text:style-name="P42"><text:span text:style-name="T104">dragon_draw_raw</text:span></text:p>
          </table:table-cell>
          <table:table-cell table:style-name="TableCell030301">
            <text:p text:style-name="P42"><text:span text:style-name="T104">29.58</text:span></text:p>
          </table:table-cell>
          <table:table-cell table:style-name="TableCell030302">
            <text:p text:style-name="P42"><text:span text:style-name="T105">1.3271<text:s/></text:span><text:span text:style-name="T106">(2.4203)</text:span></text:p>
          </table:table-cell>
          <table:table-cell table:style-name="TableCell030303">
            <text:p text:style-name="P42"><text:span text:style-name="T107">1.3492<text:s/></text:span><text:span text:style-name="T108">(2.6054)</text:span></text:p>
          </table:table-cell>
        </table:table-row>
        <table:table-row table:style-name="TableRow0304">
          <table:table-cell table:style-name="TableCell030400">
            <text:p text:style-name="P44"><text:span text:style-name="T108">piece_linit</text:span></text:p>
          </table:table-cell>
          <table:table-cell table:style-name="TableCell030401">
            <text:p text:style-name="P44"><text:span text:style-name="T108">24.57</text:span></text:p>
          </table:table-cell>
          <table:table-cell table:style-name="TableCell030402">
            <text:p text:style-name="P44"><text:span text:style-name="T108"><text:s/>2.6924</text:span></text:p>
          </table:table-cell>
          <table:table-cell table:style-name="TableCell030403">
            <text:p text:style-name="P44"><text:span text:style-name="T108">2.9413</text:span></text:p>
          </table:table-cell>
        </table:table-row>
        <table:table-row table:style-name="TableRow0305">
          <table:table-cell table:style-name="TableCell030500">
            <text:p text:style-name="P47"><text:span text:style-name="T109">Total</text:span><text:span text:style-name="T110"/></text:p>
          </table:table-cell>
          <table:table-cell table:style-name="TableCell030501">
            <text:p text:style-name="P47"><text:span text:style-name="T110">99.93</text:span></text:p>
          </table:table-cell>
          <table:table-cell table:style-name="TableCell030502">
            <text:p text:style-name="P47"><text:span text:style-name="T110">11</text:span></text:p>
          </table:table-cell>
          <table:table-cell table:style-name="TableCell030503">
            <text:p text:style-name="P47"><text:span text:style-name="T110">12</text:span></text:p>
          </table:table-cell>
        </table:table-row>
      </table:table>
      <text:p text:style-name="P49"><text:span text:style-name="T111">Tableau : Calcul du facteur d'accélération maximal</text:span></text:p>
      <text:p text:style-name="P50"><text:span text:style-name="T112">Mesurez le temps d'exécution série du dessin d'un dragon à l'aide du script<text:s/></text:span><text:span text:style-name="T113">performance.sh</text:span><text:span text:style-name="T114">, comme ceci :</text:span></text:p>
      <text:p text:style-name="P50"><text:span text:style-name="T115">./performance.sh serial</text:span></text:p>
      <text:p text:style-name="P50"><text:span text:style-name="T116">Ce script exécute<text:s/></text:span><text:span text:style-name="T117">dragonizer</text:span><text:span text:style-name="T118"><text:s/>avec l'utilitaire<text:s/></text:span><text:span text:style-name="T119">/usr/bin/time</text:span><text:span text:style-name="T120"><text:s/>pour obtenir le temps d'exécution. Ne pas confondre la commande<text:s/></text:span><text:span text:style-name="T121">time</text:span><text:span text:style-name="T122"><text:s/>incluse avec<text:s/></text:span><text:span text:style-name="T123">bash</text:span><text:span text:style-name="T124"><text:s/>et le binaire<text:s/></text:span><text:span text:style-name="T125">/usr/bin/time</text:span><text:span text:style-name="T126">, car la commande du bash possède moins d'options. Pendant la collecte des données, il faut minimiser l'utilisation du processeur par d'autres applications. Fermez toute application pouvant consommer une quantité importante de temps processeur. Vérifiez avec<text:s/></text:span><text:span text:style-name="T127">top</text:span><text:span text:style-name="T128"><text:s/>que l'ordinateur est au repos. Les commandes sont lancées plusieurs fois pour diminuer la variation.</text:span></text:p>
      <text:p text:style-name="P50"><text:span text:style-name="T128">Ensuite, exécutez le script<text:s/></text:span><text:span text:style-name="T129">preprocessing.py</text:span><text:span text:style-name="T130"><text:s/>permettant de calculer la moyenne. Les fichiers produits sont situés dans le répertoire<text:s/></text:span><text:span text:style-name="T131">results</text:span><text:span text:style-name="T132"><text:s/>et peuvent être importés comme feuille d'un tableur. </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52"><text:span text:style-name="T134">Calculez le ratio pour les commandes<text:s/></text:span><text:span text:style-name="T135">limits</text:span><text:span text:style-name="T136">et<text:s/></text:span><text:span text:style-name="T137">draw</text:span><text:span text:style-name="T138">. Copiez vos résultats dans un tableau ci-bas.</text:span><text:span text:style-name="T139"/></text:p>
          </table:table-cell>
          <table:table-cell table:style-name="TableCell040001">
            <text:p text:style-name="P52"><text:span text:style-name="T139"/></text:p>
          </table:table-cell>
          <table:table-cell table:style-name="TableCell040002">
            <text:p text:style-name="P52"><text:span text:style-name="T140"><text:s/>/1pt</text:span><text:span text:style-name="T141"/></text:p>
          </table:table-cell>
        </table:table-row>
        <table:table-row table:style-name="TableRow0401">
          <table:table-cell table:style-name="TableCell040100">
            <text:p text:style-name="P54"><text:span text:style-name="T142">Expliquez la signification générale de ce ratio.</text:span></text:p>
            <text:p text:style-name="P54"><text:span text:style-name="T142">Le ratio calculé représente le temps d'utilisation du processeur par le système et l'utilisateur par rapport au temps total d'excécution. En excécution en série le taux est trés élevé soit de 99%.</text:span><text:span text:style-name="T143"/></text:p>
          </table:table-cell>
          <table:table-cell table:style-name="TableCell040101">
            <text:p text:style-name="P54"><text:span text:style-name="T143"/></text:p>
          </table:table-cell>
          <table:table-cell table:style-name="TableCell040102">
            <text:p text:style-name="P54"><text:span text:style-name="T144"><text:s/>/1pt</text:span><text:span text:style-name="T145"/></text:p>
          </table:table-cell>
        </table:table-row>
        <table:table-row table:style-name="TableRow0402">
          <table:table-cell table:style-name="TableCell040200">
            <text:p text:style-name="P56"><text:span text:style-name="T146">Dans quelles circonstances un ratio faible pourrait-il survenir?</text:span></text:p>
            <text:p text:style-name="P56"><text:span text:style-name="T147">Dans le cas de draw et limits le temps d'utilisation de l'utilisateur est elevé. En dimunuant le temps d'utilisation de l'utilisateur, nous pouvons avoir un ratio plus faible. Également, si nous parallélisons les excécutions, nous pouvons arriver à avoir un ration plus faible.</text:span><text:span text:style-name="T148"/></text:p>
          </table:table-cell>
          <table:table-cell table:style-name="TableCell040201">
            <text:p text:style-name="P56"><text:span text:style-name="T148"/></text:p>
          </table:table-cell>
          <table:table-cell table:style-name="TableCell040202">
            <text:p text:style-name="P56"><text:span text:style-name="T149"><text:s/>/1pt</text:span><text:span text:style-name="T150"/></text:p>
          </table:table-cell>
        </table:table-row>
      </table:table>
      <text:p text:style-name="P58"><text:span text:style-name="T150"/></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60"><text:span text:style-name="T152">Limits</text:span><text:span text:style-name="T153"/></text:p>
          </table:table-cell>
          <table:table-cell table:style-name="TableCell050001">
            <text:p text:style-name="P60"><text:span text:style-name="T153">sys = 0.003 ; user = 3.437; elapsed= 3.453</text:span></text:p>
          </table:table-cell>
          <table:table-cell table:style-name="TableCell050002">
            <text:p text:style-name="P60"><text:span text:style-name="T154">0.9983<text:s/></text:span><text:span text:style-name="T155"/></text:p>
          </table:table-cell>
        </table:table-row>
        <table:table-row table:style-name="TableRow0501">
          <table:table-cell table:style-name="TableCell050100">
            <text:p text:style-name="P62"><text:span text:style-name="T155">Draw</text:span></text:p>
          </table:table-cell>
          <table:table-cell table:style-name="TableCell050101">
            <text:p text:style-name="P62"><text:span text:style-name="T155">sys = 0.193 ; user = 11.637 ; elapsed= 11.85</text:span></text:p>
          </table:table-cell>
          <table:table-cell table:style-name="TableCell050102">
            <text:p text:style-name="P62"><text:span text:style-name="T156"><text:s/>0.9962</text:span><text:span text:style-name="T157"/></text:p>
          </table:table-cell>
        </table:table-row>
        <table:table-row table:style-name="TableRow0502">
          <table:table-cell table:style-name="TableCell050200">
            <text:p text:style-name="P64"><text:span text:style-name="T157"/></text:p>
          </table:table-cell>
          <table:table-cell table:style-name="TableCell050201">
            <text:p text:style-name="P64"><text:span text:style-name="T157"/></text:p>
          </table:table-cell>
          <table:table-cell table:style-name="TableCell050202">
            <text:p text:style-name="P64"><text:span text:style-name="T157"/></text:p>
          </table:table-cell>
        </table:table-row>
      </table:table>
      <text:p text:style-name="P66"><text:span text:style-name="T157"/></text:p>
      <text:p text:style-name="P66"><text:span text:style-name="T157"/></text:p>
      <text:p text:style-name="P67"><text:span text:style-name="T158">Parallélisation de l'algorithme [ 14 pts ]</text:span></text:p>
      <text:p text:style-name="P68"><text:span text:style-name="T159">Implémentez les fonctions de dessin et de limites, pour les librairies PThread et TBB. Le tableau liste les éléments suggérés pour la réalisation.</text:span></text:p>
      <text:p text:style-name="P69"><text:span text:style-name="T160"/></text:p>
      <table:table table:style-name="Table06">
        <table:table-column table:style-name="TableColumn0600"/>
        <table:table-column table:style-name="TableColumn0601"/>
        <table:table-row table:style-name="TableRow0600">
          <table:table-cell table:style-name="TableCell060000">
            <text:p text:style-name="P71"><text:span text:style-name="T161">PThread</text:span><text:span text:style-name="T162"/></text:p>
          </table:table-cell>
          <table:table-cell table:style-name="TableCell060001">
            <text:p text:style-name="P71"><text:span text:style-name="T163">TBB</text:span><text:span text:style-name="T164"/></text:p>
          </table:table-cell>
        </table:table-row>
        <table:table-row table:style-name="TableRow0601">
          <table:table-cell table:style-name="TableCell060100">
            <text:p text:style-name="P74"><text:span text:style-name="T165">pthread_create</text:span></text:p>
            <text:p text:style-name="P74"><text:span text:style-name="T165">pthread_join</text:span></text:p>
            <text:p text:style-name="P74"><text:span text:style-name="T165">pthread_detach</text:span></text:p>
            <text:p text:style-name="P74"><text:span text:style-name="T165">pthread_barrier_init</text:span></text:p>
            <text:p text:style-name="P74"><text:span text:style-name="T165">pthread_barrier_wait</text:span></text:p>
            <text:p text:style-name="P74"><text:span text:style-name="T165">pthread_barrier_destroy</text:span><text:span text:style-name="T166"/></text:p>
          </table:table-cell>
          <table:table-cell table:style-name="TableCell060101">
            <text:p text:style-name="P74"><text:span text:style-name="T167">task_scheduler_init</text:span></text:p>
            <text:p text:style-name="P74"><text:span text:style-name="T167">parallel_for</text:span></text:p>
            <text:p text:style-name="P74"><text:span text:style-name="T167">parallel_reduce</text:span></text:p>
            <text:p text:style-name="P74"><text:span text:style-name="T168"/></text:p>
          </table:table-cell>
        </table:table-row>
      </table:table>
      <text:p text:style-name="P76"><text:span text:style-name="T169">Tableau : Éléments suggérés pour l'implémentation</text:span></text:p>
      <text:p text:style-name="P77"><text:span text:style-name="T170">Il est recommandé de débuter par paralléliser la fonction de limites. Pour ce faire, vous pouvez utiliser la fonction<text:s/></text:span><text:span text:style-name="T171">piece_limit</text:span><text:span text:style-name="T172"><text:s/>et<text:s/></text:span><text:span text:style-name="T173">piece</text:span><text:span text:style-name="T174">_merge</text:span><text:span text:style-name="T175">. Notez que l'opération<text:s/></text:span><text:span text:style-name="T176">piece_merge</text:span><text:span text:style-name="T177"><text:s/>est associative, mais pas commutative.</text:span></text:p>
      <text:p text:style-name="P78"><draw:frame text:anchor-type="as-char" svg:width="58.74mm" svg:height="58.74mm" style:rel-width="scale" style:rel-height="scale"><draw:object-ole xlink:href="OleObj2"/><draw:image xlink:href="ObjectReplacements/OleObj2"/></draw:frame><text:span text:style-name="T179">Illustration : Deux sections de dragon calculées indépendamment</text:span></text:p>
      <text:p text:style-name="P79"><text:span text:style-name="T180">La fonction de dessin se décompose en trois sections, soit l'initialisation de la matrice du dragon, le dessin du dragon et la mise à l'échelle dans l'image. Le calcul des dimensions du dragon doit se faire avec votre version parallèle du calcul des limites.</text:span></text:p>
      <text:p text:style-name="P79"><text:span text:style-name="T180">Le dragon est colorié par section. Un exemple dans lequel le dragon est divisé en deux couleurs est montré à l'illustration . Le paramètre « thread » détermine le nombre de fils d'exécutions simultané pour le calcul et définit aussi le nombre de couleurs différentes du dragon. Personnalisez les paramètres de la fonction<text:s/></text:span><text:span text:style-name="T181">init_palette</text:span><text:span text:style-name="T182"><text:s/>de manière à obtenir des dragons distinctifs.</text:span></text:p>
      <text:p text:style-name="P79"><text:span text:style-name="T182">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span></text:p>
      <text:p text:style-name="P79"><text:span text:style-name="T182">Vous devez gérer les cas d'erreurs, il ne doit pas y avoir de fuite de mémoire (à l'exception des avertissements<text:s/></text:span><text:span text:style-name="T183">still reachable</text:span><text:span text:style-name="T184"><text:s/>causés par PThread et TBB eux-mêmes), le code ne doit pas avoir d'avertissement de compilation. </text:span></text:p>
      <text:p text:style-name="P79"><text:span text:style-name="T185"/></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81"><text:span text:style-name="T186">Implémentation conforme de la fonction<text:s text:c="2"/></text:span><text:span text:style-name="T187">dragon_limits_pthread.</text:span><text:span text:style-name="T188"/></text:p>
          </table:table-cell>
          <table:table-cell table:style-name="TableCell070001">
            <text:p text:style-name="P81"><text:span text:style-name="T188"/></text:p>
          </table:table-cell>
          <table:table-cell table:style-name="TableCell070002">
            <text:p text:style-name="P81"><text:span text:style-name="T189"><text:s/>/2pts</text:span><text:span text:style-name="T190"/></text:p>
          </table:table-cell>
        </table:table-row>
        <table:table-row table:style-name="TableRow0701">
          <table:table-cell table:style-name="TableCell070100">
            <text:p text:style-name="P84"><text:span text:style-name="T191">Implémentation conforme de la fonction<text:s text:c="2"/></text:span><text:span text:style-name="T192">dragon_draw_pthread.</text:span><text:span text:style-name="T193"/></text:p>
          </table:table-cell>
          <table:table-cell table:style-name="TableCell070101">
            <text:p text:style-name="P84"><text:span text:style-name="T193"/></text:p>
          </table:table-cell>
          <table:table-cell table:style-name="TableCell070102">
            <text:p text:style-name="P84"><text:span text:style-name="T194"><text:s/>/4pts</text:span><text:span text:style-name="T195"/></text:p>
          </table:table-cell>
        </table:table-row>
        <table:table-row table:style-name="TableRow0702">
          <table:table-cell table:style-name="TableCell070200">
            <text:p text:style-name="P86"><text:span text:style-name="T196">Implémentation conforme de la fonction<text:s text:c="2"/></text:span><text:span text:style-name="T197">dragon_limits_tbb.</text:span><text:span text:style-name="T198"/></text:p>
          </table:table-cell>
          <table:table-cell table:style-name="TableCell070201">
            <text:p text:style-name="P86"><text:span text:style-name="T198"/></text:p>
          </table:table-cell>
          <table:table-cell table:style-name="TableCell070202">
            <text:p text:style-name="P86"><text:span text:style-name="T199"><text:s/>/2pts</text:span><text:span text:style-name="T200"/></text:p>
          </table:table-cell>
        </table:table-row>
        <table:table-row table:style-name="TableRow0703">
          <table:table-cell table:style-name="TableCell070300">
            <text:p text:style-name="P88"><text:span text:style-name="T201">Implémentation conforme de la fonction<text:s text:c="2"/></text:span><text:span text:style-name="T202">dragon_draw_tbb.</text:span><text:span text:style-name="T203"/></text:p>
          </table:table-cell>
          <table:table-cell table:style-name="TableCell070301">
            <text:p text:style-name="P88"><text:span text:style-name="T203"/></text:p>
          </table:table-cell>
          <table:table-cell table:style-name="TableCell070302">
            <text:p text:style-name="P88"><text:span text:style-name="T204"><text:s/>/4pts</text:span><text:span text:style-name="T205"/></text:p>
          </table:table-cell>
        </table:table-row>
        <table:table-row table:style-name="TableRow0704">
          <table:table-cell table:style-name="TableCell070400">
            <text:p text:style-name="P90"><text:span text:style-name="T206">Qualité du code : aucun avertissement de compilation, gestion des codes d'erreurs, aucune fuite de mémoire.</text:span><text:span text:style-name="T207"/></text:p>
          </table:table-cell>
          <table:table-cell table:style-name="TableCell070401">
            <text:p text:style-name="P90"><text:span text:style-name="T207"/></text:p>
          </table:table-cell>
          <table:table-cell table:style-name="TableCell070402">
            <text:p text:style-name="P90"><text:span text:style-name="T208"><text:s/>/2pts</text:span><text:span text:style-name="T209"/></text:p>
          </table:table-cell>
        </table:table-row>
      </table:table>
      <text:p text:style-name="P92"><text:span text:style-name="T209"/></text:p>
      <text:p text:style-name="P93"><text:span text:style-name="T210">Fonctionnement des librairies [ 8 pts ]</text:span></text:p>
      <text:p text:style-name="P94"><text:span text:style-name="T211">Cet atelier vise à explorer les différences entre les librairies PThread et TBB en instrumentant la fonction de dessin et en observant le comportement du point de vue du système d'exploitation. </text:span></text:p>
      <text:p text:style-name="P95"><text:span text:style-name="T212">Répartition du calcul</text:span></text:p>
      <text:p text:style-name="P96"><text:span text:style-name="T213">Utilisez la fonction<text:s/></text:span><text:span text:style-name="T214">gettid</text:span><text:span text:style-name="T215"><text:s/>pour instrumenter la routine principale de dessin du dragon pour PThread et TBB. Cette fonction retourne l'identifiant du fil d'exécution assigné par le système d'exploitation (</text:span><text:span text:style-name="T216">thread id</text:span><text:span text:style-name="T217"><text:s/>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pan></text:p>
      <table:table table:style-name="Table08">
        <table:table-column table:style-name="TableColumn0800"/>
        <table:table-column table:style-name="TableColumn0801"/>
        <table:table-column table:style-name="TableColumn0802"/>
        <table:table-column table:style-name="TableColumn0803"/>
        <table:table-column table:style-name="TableColumn0804"/>
        <table:table-column table:style-name="TableColumn0805"/>
        <table:table-row table:style-name="TableRow0800">
          <table:table-cell table:style-name="TableCell080000">
            <text:p text:style-name="P98"><text:span text:style-name="T219">Param « power »</text:span><text:span text:style-name="T220"/></text:p>
          </table:table-cell>
          <table:table-cell table:style-name="TableCell080001">
            <text:p text:style-name="P98"><text:span text:style-name="T221">Param « thread »</text:span><text:span text:style-name="T222"/></text:p>
          </table:table-cell>
          <table:table-cell table:style-name="TableCell080002">
            <text:p text:style-name="P98"><text:span text:style-name="T223">Nb fils d'exécution réel TBB</text:span><text:span text:style-name="T224"/></text:p>
          </table:table-cell>
          <table:table-cell table:style-name="TableCell080003">
            <text:p text:style-name="P98"><text:span text:style-name="T225">Nb d'intervalles TBB</text:span><text:span text:style-name="T226"/></text:p>
          </table:table-cell>
          <table:table-cell table:style-name="TableCell080004">
            <text:p text:style-name="P98"><text:span text:style-name="T227">Nb fils d'exécution réel PThread</text:span><text:span text:style-name="T228"/></text:p>
          </table:table-cell>
          <table:table-cell table:style-name="TableCell080005">
            <text:p text:style-name="P98"><text:span text:style-name="T229">Nb d'intervalles PThread</text:span><text:span text:style-name="T230"/></text:p>
          </table:table-cell>
        </table:table-row>
        <table:table-row table:style-name="TableRow0801">
          <table:table-cell table:style-name="TableCell080100">
            <text:p text:style-name="P101"><text:span text:style-name="T230"/></text:p>
          </table:table-cell>
          <table:table-cell table:style-name="TableCell080101">
            <text:p text:style-name="P101"><text:span text:style-name="T230"/></text:p>
          </table:table-cell>
          <table:table-cell table:style-name="TableCell080102">
            <text:p text:style-name="P101"><text:span text:style-name="T230"/></text:p>
          </table:table-cell>
          <table:table-cell table:style-name="TableCell080103">
            <text:p text:style-name="P101"><text:span text:style-name="T230"/></text:p>
          </table:table-cell>
          <table:table-cell table:style-name="TableCell080104">
            <text:p text:style-name="P101"><text:span text:style-name="T230"/></text:p>
          </table:table-cell>
          <table:table-cell table:style-name="TableCell080105">
            <text:p text:style-name="P101"><text:span text:style-name="T230"/></text:p>
          </table:table-cell>
        </table:table-row>
        <table:table-row table:style-name="TableRow0802">
          <table:table-cell table:style-name="TableCell080200">
            <text:p text:style-name="P103"><text:span text:style-name="T230"/></text:p>
          </table:table-cell>
          <table:table-cell table:style-name="TableCell080201">
            <text:p text:style-name="P103"><text:span text:style-name="T230"/></text:p>
          </table:table-cell>
          <table:table-cell table:style-name="TableCell080202">
            <text:p text:style-name="P103"><text:span text:style-name="T230"/></text:p>
          </table:table-cell>
          <table:table-cell table:style-name="TableCell080203">
            <text:p text:style-name="P103"><text:span text:style-name="T230"/></text:p>
          </table:table-cell>
          <table:table-cell table:style-name="TableCell080204">
            <text:p text:style-name="P103"><text:span text:style-name="T230"/></text:p>
          </table:table-cell>
          <table:table-cell table:style-name="TableCell080205">
            <text:p text:style-name="P103"><text:span text:style-name="T230"/></text:p>
          </table:table-cell>
        </table:table-row>
      </table:table>
      <text:p text:style-name="P105"><text:span text:style-name="T231">Tableau : Observations sur les fils d'exécution selon la librairie</text:span></text:p>
      <text:p text:style-name="P106"><text:span text:style-name="T232">Exécution du point de vue du système d'exploitation</text:span></text:p>
      <text:p text:style-name="P107"><text:span text:style-name="T233">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span></text:p>
      <text:p text:style-name="P107"><text:span text:style-name="T233">Pour enregistrer la trace noyau, il suffit d'exécuter le script<text:s/></text:span><text:span text:style-name="T234">trace-dragon</text:span><text:span text:style-name="T235"><text:s/>avec<text:s/></text:span><text:span text:style-name="T236">lttng-simple</text:span><text:span text:style-name="T237">, comme ceci :</text:span></text:p>
      <text:p text:style-name="P107"><text:span text:style-name="T238">$ lttng-simple -c -k -s<text:s/></text:span><text:span text:style-name="T239">–- ./trace-dragon</text:span></text:p>
      <text:p text:style-name="P107"><text:span text:style-name="T240">Le script<text:s/></text:span><text:span text:style-name="T241">trace-dragon</text:span><text:span text:style-name="T242"><text:s/>exécute le calcul du dessin avec la librairie PThread, puis avec la librairie TBB. La trace produite se trouve dans le répertoire<text:s/></text:span><text:span text:style-name="T243">/home/tracing/$USER/lttng/traces/trace-dragon-k</text:span><text:span text:style-name="T244">. Ensuite, chargez cette trace dans Eclipse pour la visualiser. </text:span></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09"><text:span text:style-name="T246">Données de l'expérience au tableau .</text:span><text:span text:style-name="T247"/></text:p>
          </table:table-cell>
          <table:table-cell table:style-name="TableCell090001">
            <text:p text:style-name="P109"><text:span text:style-name="T247"/></text:p>
          </table:table-cell>
          <table:table-cell table:style-name="TableCell090002">
            <text:p text:style-name="P109"><text:span text:style-name="T248"><text:s/>/2pts</text:span><text:span text:style-name="T249"/></text:p>
          </table:table-cell>
        </table:table-row>
        <table:table-row table:style-name="TableRow0901">
          <table:table-cell table:style-name="TableCell090100">
            <text:p text:style-name="P112"><text:span text:style-name="T250">Instrumentation du code pour obtenir le nombre d'intervalles et de fils d'exécutionet capture d'écran de la trace (insérez ci-dessous).</text:span><text:span text:style-name="T251"/></text:p>
          </table:table-cell>
          <table:table-cell table:style-name="TableCell090101">
            <text:p text:style-name="P112"><text:span text:style-name="T251"/></text:p>
          </table:table-cell>
          <table:table-cell table:style-name="TableCell090102">
            <text:p text:style-name="P112"><text:span text:style-name="T252"><text:s/>/2 pts</text:span><text:span text:style-name="T253"/></text:p>
          </table:table-cell>
        </table:table-row>
        <table:table-row table:style-name="TableRow0902">
          <table:table-cell table:style-name="TableCell090200">
            <text:p text:style-name="P114"><text:span text:style-name="T254">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span></text:p>
            <text:p text:style-name="P114"><text:span text:style-name="T254">PThread :</text:span></text:p>
            <text:p text:style-name="P114"><text:span text:style-name="T254">TBB :<text:s/></text:span><text:span text:style-name="T255"/></text:p>
          </table:table-cell>
          <table:table-cell table:style-name="TableCell090201">
            <text:p text:style-name="P114"><text:span text:style-name="T255"/></text:p>
          </table:table-cell>
          <table:table-cell table:style-name="TableCell090202">
            <text:p text:style-name="P114"><text:span text:style-name="T256"><text:s/>/4pts</text:span><text:span text:style-name="T257"/></text:p>
          </table:table-cell>
        </table:table-row>
      </table:table>
      <text:p text:style-name="P116"><text:span text:style-name="T258">Analyse de la performance [ 13 pts ]</text:span></text:p>
      <text:p text:style-name="P117"><text:span text:style-name="T259">Dans cette section, il sera question de la comparaison des performances des algorithmes parallèles par rapport à la version série. </text:span></text:p>
      <text:p text:style-name="P117"><text:span text:style-name="T259">Obtenez les données de performance des algorithmes parallèles avec les scripts<text:s/></text:span><text:span text:style-name="T260">performance.sh</text:span><text:span text:style-name="T261"><text:s/>et<text:s/></text:span><text:span text:style-name="T262">preprocessing.py</text:span><text:span text:style-name="T263"><text:s/>comme à la section 1. Importez les données des moyennes formatées en CSV dans un tableur OpenOffice pour procéder à l'analyse. Copiez les graphiques et les tableaux des résultats directement dans le questionnaire.</text:span></text:p>
      <text:p text:style-name="P117"><text:span text:style-name="T263">Soit la fonctiondans lequel t</text:span><text:span text:style-name="T264">s</text:span><text:span text:style-name="T265"><text:s/>correspond à la moyenne d'exécution du temps de l'algorithme série obtenue à la section 1, et t</text:span><text:span text:style-name="T266">i</text:span><text:span text:style-name="T267"><text:s/>le temps d'exécution (</text:span><text:span text:style-name="T268">elapsed</text:span><text:span text:style-name="T269">) avec<text:s/></text:span><text:span text:style-name="T270">i</text:span><text:span text:style-name="T271"><text:s/>fils d'exécutions, de 1 à<text:s/></text:span><text:span text:style-name="T272">n</text:span><text:span text:style-name="T273">.</text:span></text:p>
      <text:p text:style-name="P117"><text:span text:style-name="T273">Soit la fonction qui estime la proportion de la section parallèle du programme. Cette fonction est définie pour les valeurs<text:s/></text:span><text:span text:style-name="T274">i</text:span><text:span text:style-name="T275"><text:s/>de 2 à<text:s/></text:span><text:span text:style-name="T276">n</text:span><text:span text:style-name="T277"><text:s/>fils d'exécution.<text:s text:c="2"/></text:span></text:p>
      <table:table table:style-name="Table10">
        <table:table-column table:style-name="TableColumn1000"/>
        <table:table-column table:style-name="TableColumn1001"/>
        <table:table-column table:style-name="TableColumn1002"/>
        <table:table-row table:style-name="TableRow1000">
          <table:table-cell table:style-name="TableCell100000">
            <text:p text:style-name="P119"><text:span text:style-name="T279">Quelle est la signification de la fonction ?</text:span><text:span text:style-name="T280"/></text:p>
          </table:table-cell>
          <table:table-cell table:style-name="TableCell100001">
            <text:p text:style-name="P119"><text:span text:style-name="T280"/></text:p>
          </table:table-cell>
          <table:table-cell table:style-name="TableCell100002">
            <text:p text:style-name="P119"><text:span text:style-name="T281"><text:s/>/1pt</text:span><text:span text:style-name="T282"/></text:p>
          </table:table-cell>
        </table:table-row>
        <table:table-row table:style-name="TableRow1001">
          <table:table-cell table:style-name="TableCell100100">
            <text:p text:style-name="P122"><text:span text:style-name="T283">Calculezde la commande<text:s/></text:span><text:span text:style-name="T284">limits</text:span><text:span text:style-name="T285">pour les librairies PThread et TBB pour<text:s/></text:span><text:span text:style-name="T286">i</text:span><text:span text:style-name="T287">de 1 à 8. Affichez les deux courbes sur le même graphique. Donnez un titre et identifiez les axes.</text:span><text:span text:style-name="T288"/></text:p>
          </table:table-cell>
          <table:table-cell table:style-name="TableCell100101">
            <text:p text:style-name="P122"><text:span text:style-name="T288"/></text:p>
          </table:table-cell>
          <table:table-cell table:style-name="TableCell100102">
            <text:p text:style-name="P122"><text:span text:style-name="T289"><text:s/>/2pts</text:span><text:span text:style-name="T290"/></text:p>
          </table:table-cell>
        </table:table-row>
        <table:table-row table:style-name="TableRow1002">
          <table:table-cell table:style-name="TableCell100200">
            <text:p text:style-name="P124"><text:span text:style-name="T291">Calculezde la commande<text:s/></text:span><text:span text:style-name="T292">draw</text:span><text:span text:style-name="T293">pour les librairies PThread et TBB pour<text:s/></text:span><text:span text:style-name="T294">i</text:span><text:span text:style-name="T295">de 1 à 8. Affichez les deux courbes sur le même graphique. Donnez un titre et identifiez les axes.</text:span><text:span text:style-name="T296"/></text:p>
          </table:table-cell>
          <table:table-cell table:style-name="TableCell100201">
            <text:p text:style-name="P124"><text:span text:style-name="T296"/></text:p>
          </table:table-cell>
          <table:table-cell table:style-name="TableCell100202">
            <text:p text:style-name="P124"><text:span text:style-name="T297"><text:s/>/2pts</text:span><text:span text:style-name="T298"/></text:p>
          </table:table-cell>
        </table:table-row>
        <table:table-row table:style-name="TableRow1003">
          <table:table-cell table:style-name="TableCell100300">
            <text:p text:style-name="P126"><text:span text:style-name="T299">Calculez<text:s/></text:span><text:span text:style-name="T300">p(i)</text:span><text:span text:style-name="T301">pour<text:s/></text:span><text:span text:style-name="T302">i</text:span><text:span text:style-name="T303">de 2 à 8 pour la commande<text:s/></text:span><text:span text:style-name="T304">limits</text:span><text:span text:style-name="T305">. Calculez la moyenne. Répétez pour la commande<text:s/></text:span><text:span text:style-name="T306">draw</text:span><text:span text:style-name="T307">. Copiez vos tableaux en bas de la section.</text:span><text:span text:style-name="T308"/></text:p>
          </table:table-cell>
          <table:table-cell table:style-name="TableCell100301">
            <text:p text:style-name="P126"><text:span text:style-name="T308"/></text:p>
          </table:table-cell>
          <table:table-cell table:style-name="TableCell100302">
            <text:p text:style-name="P126"><text:span text:style-name="T309"><text:s/>/2pts</text:span><text:span text:style-name="T310"/></text:p>
          </table:table-cell>
        </table:table-row>
        <table:table-row table:style-name="TableRow1004">
          <table:table-cell table:style-name="TableCell100400">
            <text:p text:style-name="P128"><text:span text:style-name="T311">Obtenez-vous une accélération à 8 fils similaire à l'accélération maximale calculée à la partie 1? Pourquoi est-ce le cas?</text:span><text:span text:style-name="T312"/></text:p>
          </table:table-cell>
          <table:table-cell table:style-name="TableCell100401">
            <text:p text:style-name="P128"><text:span text:style-name="T312"/></text:p>
          </table:table-cell>
          <table:table-cell table:style-name="TableCell100402">
            <text:p text:style-name="P128"><text:span text:style-name="T313">/2 pt</text:span><text:span text:style-name="T314"/></text:p>
          </table:table-cell>
        </table:table-row>
        <table:table-row table:style-name="TableRow1005">
          <table:table-cell table:style-name="TableCell100500">
            <text:p text:style-name="P130"><text:span text:style-name="T315">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span><text:span text:style-name="T316"/></text:p>
          </table:table-cell>
          <table:table-cell table:style-name="TableCell100501">
            <text:p text:style-name="P130"><text:span text:style-name="T316"/></text:p>
          </table:table-cell>
          <table:table-cell table:style-name="TableCell100502">
            <text:p text:style-name="P130"><text:span text:style-name="T317"><text:s/>/3pts</text:span><text:span text:style-name="T318"/></text:p>
          </table:table-cell>
        </table:table-row>
        <table:table-row table:style-name="TableRow1006">
          <table:table-cell table:style-name="TableCell100600">
            <text:p text:style-name="P132"><text:span text:style-name="T319">Soit une fractale asymétrique dont le temps de calcul par unité de surface est très variable (contrairement à la fractale du dragon, dont le temps de calcul est proportionnel à la taille des intervalles). Quelle librairie utiliseriez-vous et pourquoi?</text:span><text:span text:style-name="T320"/></text:p>
          </table:table-cell>
          <table:table-cell table:style-name="TableCell100601">
            <text:p text:style-name="P132"><text:span text:style-name="T320"/></text:p>
          </table:table-cell>
          <table:table-cell table:style-name="TableCell100602">
            <text:p text:style-name="P132"><text:span text:style-name="T321">/3pts</text:span><text:span text:style-name="T322"/></text:p>
          </table:table-cell>
        </table:table-row>
      </table:table>
      <text:p text:style-name="P134"><text:span text:style-name="T322"/></text:p>
      <text:p text:style-name="P134"><text:span text:style-name="T322"/></text:p>
      <text:p text:style-name="P134"><text:span text:style-name="T322"/></text:p>
      <text:p text:style-name="P135"><text:span text:style-name="T323">Correction</text:span></text:p>
      <table:table table:style-name="Table11">
        <table:table-column table:style-name="TableColumn1100"/>
        <table:table-column table:style-name="TableColumn1101"/>
        <table:table-row table:style-name="TableRow1100">
          <table:table-cell table:style-name="TableCell110000">
            <text:p text:style-name="P137"><text:span text:style-name="T325">Points des questions 1 à 4</text:span><text:span text:style-name="T326"/></text:p>
          </table:table-cell>
          <table:table-cell table:style-name="TableCell110001">
            <text:p text:style-name="P137"><text:span text:style-name="T327">0</text:span><text:span text:style-name="T328"/></text:p>
          </table:table-cell>
        </table:table-row>
        <table:table-row table:style-name="TableRow1101">
          <table:table-cell table:style-name="TableCell110100">
            <text:p text:style-name="P140"><text:span text:style-name="T329">Pénalité de retard</text:span><text:span text:style-name="T330"/></text:p>
          </table:table-cell>
          <table:table-cell table:style-name="TableCell110101">
            <text:p text:style-name="P140"><text:span text:style-name="T331">0</text:span><text:span text:style-name="T332"/></text:p>
          </table:table-cell>
        </table:table-row>
        <table:table-row table:style-name="TableRow1102">
          <table:table-cell table:style-name="TableCell110200">
            <text:p text:style-name="P142"><text:span text:style-name="T333">Qualité de la langue (-0,5% par faute, max 10%)</text:span><text:span text:style-name="T334"/></text:p>
          </table:table-cell>
          <table:table-cell table:style-name="TableCell110201">
            <text:p text:style-name="P142"><text:span text:style-name="T335">0</text:span><text:span text:style-name="T336"/></text:p>
          </table:table-cell>
        </table:table-row>
        <table:table-row table:style-name="TableRow1103">
          <table:table-cell table:style-name="TableCell110300">
            <text:p text:style-name="P144"><text:span text:style-name="T337">Points bonus</text:span><text:span text:style-name="T338"/></text:p>
          </table:table-cell>
          <table:table-cell table:style-name="TableCell110301">
            <text:p text:style-name="P144"><text:span text:style-name="T339">0</text:span><text:span text:style-name="T340"/></text:p>
          </table:table-cell>
        </table:table-row>
        <table:table-row table:style-name="TableRow1104">
          <table:table-cell table:style-name="TableCell110400">
            <text:p text:style-name="P146"><text:span text:style-name="T341">Note finale sur 42</text:span><text:span text:style-name="T342"/></text:p>
          </table:table-cell>
          <table:table-cell table:style-name="TableCell110401">
            <text:p text:style-name="P146"><text:span text:style-name="T343">0</text:span><text:span text:style-name="T344"/></text:p>
          </table:table-cell>
        </table:table-row>
        <table:table-row table:style-name="TableRow1105">
          <table:table-cell table:style-name="TableCell110500">
            <text:p text:style-name="P148"><text:span text:style-name="T345">Note finale sur 20</text:span><text:span text:style-name="T346"/></text:p>
          </table:table-cell>
          <table:table-cell table:style-name="TableCell110501">
            <text:p text:style-name="P148"><text:span text:style-name="T347">0</text:span><text:span text:style-name="T348"/></text:p>
          </table:table-cell>
        </table:table-row>
      </table:table>
      <text:p text:style-name="P150"><text:span text:style-name="T348"/></text:p>
      <text:p text:style-name="P150"><text:span text:style-name="T3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